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7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0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1" style:family="table-cell" style:parent-style-name="_19968__33324_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1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548633" table:style-name="ce16">
            <text:p>23,548,633</text:p>
          </table:table-cell>
          <table:table-cell office:value-type="float" office:value="11666663" table:style-name="ce16">
            <text:p>11,666,663</text:p>
          </table:table-cell>
          <table:table-cell office:value-type="float" office:value="11881970" table:style-name="ce16">
            <text:p>11,881,970</text:p>
          </table:table-cell>
          <table:table-cell office:value-type="float" office:value="916657" table:style-name="ce16">
            <text:p>916,657</text:p>
          </table:table-cell>
          <table:table-cell office:value-type="float" office:value="474823" table:style-name="ce16">
            <text:p>474,823</text:p>
          </table:table-cell>
          <table:table-cell office:value-type="float" office:value="441834" table:style-name="ce16">
            <text:p>441,834</text:p>
          </table:table-cell>
          <table:table-cell office:value-type="float" office:value="3.8926123652273152" table:style-name="ce17">
            <text:p>3.89</text:p>
          </table:table-cell>
          <table:table-cell office:value-type="float" office:value="1347703" table:style-name="ce16">
            <text:p>1,347,703</text:p>
          </table:table-cell>
          <table:table-cell office:value-type="float" office:value="698079" table:style-name="ce16">
            <text:p>698,079</text:p>
          </table:table-cell>
          <table:table-cell office:value-type="float" office:value="649624" table:style-name="ce16">
            <text:p>649,624</text:p>
          </table:table-cell>
          <table:table-cell office:value-type="float" office:value="5.7230625658822749" table:style-name="ce18">
            <text:p>5.72</text:p>
          </table:table-cell>
          <table:table-cell office:value-type="float" office:value="2345623" table:style-name="ce16">
            <text:p>2,345,623</text:p>
          </table:table-cell>
          <table:table-cell office:value-type="float" office:value="1216069" table:style-name="ce16">
            <text:p>1,216,069</text:p>
          </table:table-cell>
          <table:table-cell office:value-type="float" office:value="1129554" table:style-name="ce16">
            <text:p>1,129,554</text:p>
          </table:table-cell>
          <table:table-cell office:value-type="float" office:value="9.9607607796172282" table:style-name="ce17">
            <text:p>9.96</text:p>
          </table:table-cell>
          <table:table-cell office:value-type="float" office:value="2542512" table:style-name="ce16">
            <text:p>2,542,512</text:p>
          </table:table-cell>
          <table:table-cell office:value-type="float" office:value="1319012" table:style-name="ce16">
            <text:p>1,319,012</text:p>
          </table:table-cell>
          <table:table-cell office:value-type="float" office:value="1223500" table:style-name="ce16">
            <text:p>1,223,500</text:p>
          </table:table-cell>
          <table:table-cell office:value-type="float" office:value="10.796856021324039" table:style-name="ce17">
            <text:p>10.80</text:p>
          </table:table-cell>
          <table:table-cell office:value-type="float" office:value="1258692" table:style-name="ce16">
            <text:p>1,258,692</text:p>
          </table:table-cell>
          <table:table-cell office:value-type="float" office:value="658248" table:style-name="ce16">
            <text:p>658,248</text:p>
          </table:table-cell>
          <table:table-cell office:value-type="float" office:value="600444" table:style-name="ce16">
            <text:p>600,444</text:p>
          </table:table-cell>
          <table:table-cell office:value-type="float" office:value="5.3450745952004937" table:style-name="ce17">
            <text:p>5.35</text:p>
          </table:table-cell>
          <table:table-cell office:value-type="float" office:value="19445965" table:style-name="ce16">
            <text:p>19,445,965</text:p>
          </table:table-cell>
          <table:table-cell office:value-type="float" office:value="9532806" table:style-name="ce16">
            <text:p>9,532,806</text:p>
          </table:table-cell>
          <table:table-cell office:value-type="float" office:value="9913159" table:style-name="ce16">
            <text:p>9,913,159</text:p>
          </table:table-cell>
          <table:table-cell office:value-type="float" office:value="82.577893162630716" table:style-name="ce17">
            <text:p>82.58</text:p>
          </table:table-cell>
          <table:table-cell office:value-type="float" office:value="3803633" table:style-name="ce16">
            <text:p>3,803,633</text:p>
          </table:table-cell>
          <table:table-cell office:value-type="float" office:value="1733880" table:style-name="ce16">
            <text:p>1,733,880</text:p>
          </table:table-cell>
          <table:table-cell office:value-type="float" office:value="2069753" table:style-name="ce16">
            <text:p>2,069,753</text:p>
          </table:table-cell>
          <table:table-cell office:value-type="float" office:value="16.152245440319192" table:style-name="ce17">
            <text:p>16.1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29774" table:style-name="ce20">
            <text:p>4,029,774</text:p>
          </table:table-cell>
          <table:table-cell office:value-type="float" office:value="1967698" table:style-name="ce20">
            <text:p>1,967,698</text:p>
          </table:table-cell>
          <table:table-cell office:value-type="float" office:value="2062076" table:style-name="ce20">
            <text:p>2,062,076</text:p>
          </table:table-cell>
          <table:table-cell office:value-type="float" office:value="146299" table:style-name="ce20">
            <text:p>146,299</text:p>
          </table:table-cell>
          <table:table-cell office:value-type="float" office:value="75494" table:style-name="ce20">
            <text:p>75,494</text:p>
          </table:table-cell>
          <table:table-cell office:value-type="float" office:value="70805" table:style-name="ce20">
            <text:p>70,805</text:p>
          </table:table-cell>
          <table:table-cell office:value-type="float" office:value="3.6304517325289205" table:style-name="ce21">
            <text:p>3.63</text:p>
          </table:table-cell>
          <table:table-cell office:value-type="float" office:value="217230" table:style-name="ce20">
            <text:p>217,230</text:p>
          </table:table-cell>
          <table:table-cell office:value-type="float" office:value="112208" table:style-name="ce20">
            <text:p>112,208</text:p>
          </table:table-cell>
          <table:table-cell office:value-type="float" office:value="105022" table:style-name="ce20">
            <text:p>105,022</text:p>
          </table:table-cell>
          <table:table-cell office:value-type="float" office:value="5.3906248836783401" table:style-name="ce22">
            <text:p>5.39</text:p>
          </table:table-cell>
          <table:table-cell office:value-type="float" office:value="382507" table:style-name="ce20">
            <text:p>382,507</text:p>
          </table:table-cell>
          <table:table-cell office:value-type="float" office:value="197863" table:style-name="ce20">
            <text:p>197,863</text:p>
          </table:table-cell>
          <table:table-cell office:value-type="float" office:value="184644" table:style-name="ce20">
            <text:p>184,644</text:p>
          </table:table-cell>
          <table:table-cell office:value-type="float" office:value="9.4920211406396486" table:style-name="ce21">
            <text:p>9.49</text:p>
          </table:table-cell>
          <table:table-cell office:value-type="float" office:value="414022" table:style-name="ce20">
            <text:p>414,022</text:p>
          </table:table-cell>
          <table:table-cell office:value-type="float" office:value="214396" table:style-name="ce20">
            <text:p>214,396</text:p>
          </table:table-cell>
          <table:table-cell office:value-type="float" office:value="199626" table:style-name="ce20">
            <text:p>199,626</text:p>
          </table:table-cell>
          <table:table-cell office:value-type="float" office:value="10.274074923308355" table:style-name="ce21">
            <text:p>10.27</text:p>
          </table:table-cell>
          <table:table-cell office:value-type="float" office:value="204774" table:style-name="ce20">
            <text:p>204,774</text:p>
          </table:table-cell>
          <table:table-cell office:value-type="float" office:value="107104" table:style-name="ce20">
            <text:p>107,104</text:p>
          </table:table-cell>
          <table:table-cell office:value-type="float" office:value="97670" table:style-name="ce20">
            <text:p>97,670</text:p>
          </table:table-cell>
          <table:table-cell office:value-type="float" office:value="5.0815256637220845" table:style-name="ce21">
            <text:p>5.08</text:p>
          </table:table-cell>
          <table:table-cell office:value-type="float" office:value="3360828" table:style-name="ce20">
            <text:p>3,360,828</text:p>
          </table:table-cell>
          <table:table-cell office:value-type="float" office:value="1620104" table:style-name="ce20">
            <text:p>1,620,104</text:p>
          </table:table-cell>
          <table:table-cell office:value-type="float" office:value="1740724" table:style-name="ce20">
            <text:p>1,740,724</text:p>
          </table:table-cell>
          <table:table-cell office:value-type="float" office:value="83.39991274944947" table:style-name="ce21">
            <text:p>83.40</text:p>
          </table:table-cell>
          <table:table-cell office:value-type="float" office:value="621673" table:style-name="ce20">
            <text:p>621,673</text:p>
          </table:table-cell>
          <table:table-cell office:value-type="float" office:value="280259" table:style-name="ce20">
            <text:p>280,259</text:p>
          </table:table-cell>
          <table:table-cell office:value-type="float" office:value="341414" table:style-name="ce20">
            <text:p>341,414</text:p>
          </table:table-cell>
          <table:table-cell office:value-type="float" office:value="15.426994168903766" table:style-name="ce21">
            <text:p>15.4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97635" table:style-name="ce20">
            <text:p>2,597,635</text:p>
          </table:table-cell>
          <table:table-cell office:value-type="float" office:value="1236274" table:style-name="ce20">
            <text:p>1,236,274</text:p>
          </table:table-cell>
          <table:table-cell office:value-type="float" office:value="1361361" table:style-name="ce20">
            <text:p>1,361,361</text:p>
          </table:table-cell>
          <table:table-cell office:value-type="float" office:value="111229" table:style-name="ce20">
            <text:p>111,229</text:p>
          </table:table-cell>
          <table:table-cell office:value-type="float" office:value="57465" table:style-name="ce20">
            <text:p>57,465</text:p>
          </table:table-cell>
          <table:table-cell office:value-type="float" office:value="53764" table:style-name="ce20">
            <text:p>53,764</text:p>
          </table:table-cell>
          <table:table-cell office:value-type="float" office:value="4.2819333740113601" table:style-name="ce21">
            <text:p>4.28</text:p>
          </table:table-cell>
          <table:table-cell office:value-type="float" office:value="162983" table:style-name="ce20">
            <text:p>162,983</text:p>
          </table:table-cell>
          <table:table-cell office:value-type="float" office:value="84152" table:style-name="ce20">
            <text:p>84,152</text:p>
          </table:table-cell>
          <table:table-cell office:value-type="float" office:value="78831" table:style-name="ce20">
            <text:p>78,831</text:p>
          </table:table-cell>
          <table:table-cell office:value-type="float" office:value="6.2742841084293985" table:style-name="ce22">
            <text:p>6.27</text:p>
          </table:table-cell>
          <table:table-cell office:value-type="float" office:value="277289" table:style-name="ce20">
            <text:p>277,289</text:p>
          </table:table-cell>
          <table:table-cell office:value-type="float" office:value="143382" table:style-name="ce20">
            <text:p>143,382</text:p>
          </table:table-cell>
          <table:table-cell office:value-type="float" office:value="133907" table:style-name="ce20">
            <text:p>133,907</text:p>
          </table:table-cell>
          <table:table-cell office:value-type="float" office:value="10.674671383777937" table:style-name="ce21">
            <text:p>10.67</text:p>
          </table:table-cell>
          <table:table-cell office:value-type="float" office:value="299106" table:style-name="ce20">
            <text:p>299,106</text:p>
          </table:table-cell>
          <table:table-cell office:value-type="float" office:value="154758" table:style-name="ce20">
            <text:p>154,758</text:p>
          </table:table-cell>
          <table:table-cell office:value-type="float" office:value="144348" table:style-name="ce20">
            <text:p>144,348</text:p>
          </table:table-cell>
          <table:table-cell office:value-type="float" office:value="11.514550735572934" table:style-name="ce21">
            <text:p>11.51</text:p>
          </table:table-cell>
          <table:table-cell office:value-type="float" office:value="128149" table:style-name="ce20">
            <text:p>128,149</text:p>
          </table:table-cell>
          <table:table-cell office:value-type="float" office:value="66886" table:style-name="ce20">
            <text:p>66,886</text:p>
          </table:table-cell>
          <table:table-cell office:value-type="float" office:value="61263" table:style-name="ce20">
            <text:p>61,263</text:p>
          </table:table-cell>
          <table:table-cell office:value-type="float" office:value="4.9332950934215161" table:style-name="ce21">
            <text:p>4.93</text:p>
          </table:table-cell>
          <table:table-cell office:value-type="float" office:value="2146958" table:style-name="ce20">
            <text:p>2,146,958</text:p>
          </table:table-cell>
          <table:table-cell office:value-type="float" office:value="1002571" table:style-name="ce20">
            <text:p>1,002,571</text:p>
          </table:table-cell>
          <table:table-cell office:value-type="float" office:value="1144387" table:style-name="ce20">
            <text:p>1,144,387</text:p>
          </table:table-cell>
          <table:table-cell office:value-type="float" office:value="82.650487847599834" table:style-name="ce21">
            <text:p>82.65</text:p>
          </table:table-cell>
          <table:table-cell office:value-type="float" office:value="496991" table:style-name="ce20">
            <text:p>496,991</text:p>
          </table:table-cell>
          <table:table-cell office:value-type="float" office:value="220902" table:style-name="ce20">
            <text:p>220,902</text:p>
          </table:table-cell>
          <table:table-cell office:value-type="float" office:value="276089" table:style-name="ce20">
            <text:p>276,089</text:p>
          </table:table-cell>
          <table:table-cell office:value-type="float" office:value="19.132441624785624" table:style-name="ce21">
            <text:p>19.1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69216" table:style-name="ce20">
            <text:p>2,269,216</text:p>
          </table:table-cell>
          <table:table-cell office:value-type="float" office:value="1124335" table:style-name="ce20">
            <text:p>1,124,335</text:p>
          </table:table-cell>
          <table:table-cell office:value-type="float" office:value="1144881" table:style-name="ce20">
            <text:p>1,144,881</text:p>
          </table:table-cell>
          <table:table-cell office:value-type="float" office:value="110001" table:style-name="ce20">
            <text:p>110,001</text:p>
          </table:table-cell>
          <table:table-cell office:value-type="float" office:value="57072" table:style-name="ce20">
            <text:p>57,072</text:p>
          </table:table-cell>
          <table:table-cell office:value-type="float" office:value="52929" table:style-name="ce20">
            <text:p>52,929</text:p>
          </table:table-cell>
          <table:table-cell office:value-type="float" office:value="4.8475332449621362" table:style-name="ce21">
            <text:p>4.85</text:p>
          </table:table-cell>
          <table:table-cell office:value-type="float" office:value="157677" table:style-name="ce20">
            <text:p>157,677</text:p>
          </table:table-cell>
          <table:table-cell office:value-type="float" office:value="81835" table:style-name="ce20">
            <text:p>81,835</text:p>
          </table:table-cell>
          <table:table-cell office:value-type="float" office:value="75842" table:style-name="ce20">
            <text:p>75,842</text:p>
          </table:table-cell>
          <table:table-cell office:value-type="float" office:value="6.9485231903882223" table:style-name="ce22">
            <text:p>6.95</text:p>
          </table:table-cell>
          <table:table-cell office:value-type="float" office:value="265784" table:style-name="ce20">
            <text:p>265,784</text:p>
          </table:table-cell>
          <table:table-cell office:value-type="float" office:value="137996" table:style-name="ce20">
            <text:p>137,996</text:p>
          </table:table-cell>
          <table:table-cell office:value-type="float" office:value="127788" table:style-name="ce20">
            <text:p>127,788</text:p>
          </table:table-cell>
          <table:table-cell office:value-type="float" office:value="11.712591485341193" table:style-name="ce21">
            <text:p>11.71</text:p>
          </table:table-cell>
          <table:table-cell office:value-type="float" office:value="287126" table:style-name="ce20">
            <text:p>287,126</text:p>
          </table:table-cell>
          <table:table-cell office:value-type="float" office:value="149110" table:style-name="ce20">
            <text:p>149,110</text:p>
          </table:table-cell>
          <table:table-cell office:value-type="float" office:value="138016" table:style-name="ce20">
            <text:p>138,016</text:p>
          </table:table-cell>
          <table:table-cell office:value-type="float" office:value="12.653092521822515" table:style-name="ce21">
            <text:p>12.65</text:p>
          </table:table-cell>
          <table:table-cell office:value-type="float" office:value="134446" table:style-name="ce20">
            <text:p>134,446</text:p>
          </table:table-cell>
          <table:table-cell office:value-type="float" office:value="70524" table:style-name="ce20">
            <text:p>70,524</text:p>
          </table:table-cell>
          <table:table-cell office:value-type="float" office:value="63922" table:style-name="ce20">
            <text:p>63,922</text:p>
          </table:table-cell>
          <table:table-cell office:value-type="float" office:value="5.9247775443148649" table:style-name="ce21">
            <text:p>5.92</text:p>
          </table:table-cell>
          <table:table-cell office:value-type="float" office:value="1816876" table:style-name="ce20">
            <text:p>1,816,876</text:p>
          </table:table-cell>
          <table:table-cell office:value-type="float" office:value="888602" table:style-name="ce20">
            <text:p>888,602</text:p>
          </table:table-cell>
          <table:table-cell office:value-type="float" office:value="928274" table:style-name="ce20">
            <text:p>928,274</text:p>
          </table:table-cell>
          <table:table-cell office:value-type="float" office:value="80.066243143006218" table:style-name="ce21">
            <text:p>80.07</text:p>
          </table:table-cell>
          <table:table-cell office:value-type="float" office:value="293863" table:style-name="ce20">
            <text:p>293,863</text:p>
          </table:table-cell>
          <table:table-cell office:value-type="float" office:value="134429" table:style-name="ce20">
            <text:p>134,429</text:p>
          </table:table-cell>
          <table:table-cell office:value-type="float" office:value="159434" table:style-name="ce20">
            <text:p>159,434</text:p>
          </table:table-cell>
          <table:table-cell office:value-type="float" office:value="12.949979199864622" table:style-name="ce21">
            <text:p>12.9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20943" table:style-name="ce20">
            <text:p>2,820,943</text:p>
          </table:table-cell>
          <table:table-cell office:value-type="float" office:value="1385416" table:style-name="ce20">
            <text:p>1,385,416</text:p>
          </table:table-cell>
          <table:table-cell office:value-type="float" office:value="1435527" table:style-name="ce20">
            <text:p>1,435,527</text:p>
          </table:table-cell>
          <table:table-cell office:value-type="float" office:value="122194" table:style-name="ce20">
            <text:p>122,194</text:p>
          </table:table-cell>
          <table:table-cell office:value-type="float" office:value="63376" table:style-name="ce20">
            <text:p>63,376</text:p>
          </table:table-cell>
          <table:table-cell office:value-type="float" office:value="58818" table:style-name="ce20">
            <text:p>58,818</text:p>
          </table:table-cell>
          <table:table-cell office:value-type="float" office:value="4.3316720685246031" table:style-name="ce21">
            <text:p>4.33</text:p>
          </table:table-cell>
          <table:table-cell office:value-type="float" office:value="181383" table:style-name="ce20">
            <text:p>181,383</text:p>
          </table:table-cell>
          <table:table-cell office:value-type="float" office:value="94143" table:style-name="ce20">
            <text:p>94,143</text:p>
          </table:table-cell>
          <table:table-cell office:value-type="float" office:value="87240" table:style-name="ce20">
            <text:p>87,240</text:p>
          </table:table-cell>
          <table:table-cell office:value-type="float" office:value="6.4298711459253157" table:style-name="ce22">
            <text:p>6.43</text:p>
          </table:table-cell>
          <table:table-cell office:value-type="float" office:value="313952" table:style-name="ce20">
            <text:p>313,952</text:p>
          </table:table-cell>
          <table:table-cell office:value-type="float" office:value="162992" table:style-name="ce20">
            <text:p>162,992</text:p>
          </table:table-cell>
          <table:table-cell office:value-type="float" office:value="150960" table:style-name="ce20">
            <text:p>150,960</text:p>
          </table:table-cell>
          <table:table-cell office:value-type="float" office:value="11.129328029669511" table:style-name="ce21">
            <text:p>11.13</text:p>
          </table:table-cell>
          <table:table-cell office:value-type="float" office:value="339499" table:style-name="ce20">
            <text:p>339,499</text:p>
          </table:table-cell>
          <table:table-cell office:value-type="float" office:value="176354" table:style-name="ce20">
            <text:p>176,354</text:p>
          </table:table-cell>
          <table:table-cell office:value-type="float" office:value="163145" table:style-name="ce20">
            <text:p>163,145</text:p>
          </table:table-cell>
          <table:table-cell office:value-type="float" office:value="12.034947179010706" table:style-name="ce21">
            <text:p>12.03</text:p>
          </table:table-cell>
          <table:table-cell office:value-type="float" office:value="163205" table:style-name="ce20">
            <text:p>163,205</text:p>
          </table:table-cell>
          <table:table-cell office:value-type="float" office:value="84821" table:style-name="ce20">
            <text:p>84,821</text:p>
          </table:table-cell>
          <table:table-cell office:value-type="float" office:value="78384" table:style-name="ce20">
            <text:p>78,384</text:p>
          </table:table-cell>
          <table:table-cell office:value-type="float" office:value="5.7854767005217758" table:style-name="ce21">
            <text:p>5.79</text:p>
          </table:table-cell>
          <table:table-cell office:value-type="float" office:value="2280133" table:style-name="ce20">
            <text:p>2,280,133</text:p>
          </table:table-cell>
          <table:table-cell office:value-type="float" office:value="1104655" table:style-name="ce20">
            <text:p>1,104,655</text:p>
          </table:table-cell>
          <table:table-cell office:value-type="float" office:value="1175478" table:style-name="ce20">
            <text:p>1,175,478</text:p>
          </table:table-cell>
          <table:table-cell office:value-type="float" office:value="80.828751236731833" table:style-name="ce21">
            <text:p>80.83</text:p>
          </table:table-cell>
          <table:table-cell office:value-type="float" office:value="386752" table:style-name="ce20">
            <text:p>386,752</text:p>
          </table:table-cell>
          <table:table-cell office:value-type="float" office:value="176266" table:style-name="ce20">
            <text:p>176,266</text:p>
          </table:table-cell>
          <table:table-cell office:value-type="float" office:value="210486" table:style-name="ce20">
            <text:p>210,486</text:p>
          </table:table-cell>
          <table:table-cell office:value-type="float" office:value="13.710025335499513" table:style-name="ce21">
            <text:p>13.71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73755" table:style-name="ce20">
            <text:p>1,873,755</text:p>
          </table:table-cell>
          <table:table-cell office:value-type="float" office:value="933232" table:style-name="ce20">
            <text:p>933,232</text:p>
          </table:table-cell>
          <table:table-cell office:value-type="float" office:value="940523" table:style-name="ce20">
            <text:p>940,523</text:p>
          </table:table-cell>
          <table:table-cell office:value-type="float" office:value="66042" table:style-name="ce20">
            <text:p>66,042</text:p>
          </table:table-cell>
          <table:table-cell office:value-type="float" office:value="34242" table:style-name="ce20">
            <text:p>34,242</text:p>
          </table:table-cell>
          <table:table-cell office:value-type="float" office:value="31800" table:style-name="ce20">
            <text:p>31,800</text:p>
          </table:table-cell>
          <table:table-cell office:value-type="float" office:value="3.5245803213333655" table:style-name="ce21">
            <text:p>3.52</text:p>
          </table:table-cell>
          <table:table-cell office:value-type="float" office:value="99447" table:style-name="ce20">
            <text:p>99,447</text:p>
          </table:table-cell>
          <table:table-cell office:value-type="float" office:value="51494" table:style-name="ce20">
            <text:p>51,494</text:p>
          </table:table-cell>
          <table:table-cell office:value-type="float" office:value="47953" table:style-name="ce20">
            <text:p>47,953</text:p>
          </table:table-cell>
          <table:table-cell office:value-type="float" office:value="5.3073640897555983" table:style-name="ce22">
            <text:p>5.31</text:p>
          </table:table-cell>
          <table:table-cell office:value-type="float" office:value="175998" table:style-name="ce20">
            <text:p>175,998</text:p>
          </table:table-cell>
          <table:table-cell office:value-type="float" office:value="91188" table:style-name="ce20">
            <text:p>91,188</text:p>
          </table:table-cell>
          <table:table-cell office:value-type="float" office:value="84810" table:style-name="ce20">
            <text:p>84,810</text:p>
          </table:table-cell>
          <table:table-cell office:value-type="float" office:value="9.3927968170865466" table:style-name="ce21">
            <text:p>9.39</text:p>
          </table:table-cell>
          <table:table-cell office:value-type="float" office:value="191363" table:style-name="ce20">
            <text:p>191,363</text:p>
          </table:table-cell>
          <table:table-cell office:value-type="float" office:value="99075" table:style-name="ce20">
            <text:p>99,075</text:p>
          </table:table-cell>
          <table:table-cell office:value-type="float" office:value="92288" table:style-name="ce20">
            <text:p>92,288</text:p>
          </table:table-cell>
          <table:table-cell office:value-type="float" office:value="10.212807971159517" table:style-name="ce21">
            <text:p>10.21</text:p>
          </table:table-cell>
          <table:table-cell office:value-type="float" office:value="95805" table:style-name="ce20">
            <text:p>95,805</text:p>
          </table:table-cell>
          <table:table-cell office:value-type="float" office:value="49957" table:style-name="ce20">
            <text:p>49,957</text:p>
          </table:table-cell>
          <table:table-cell office:value-type="float" office:value="45848" table:style-name="ce20">
            <text:p>45,848</text:p>
          </table:table-cell>
          <table:table-cell office:value-type="float" office:value="5.1129950286990562" table:style-name="ce21">
            <text:p>5.11</text:p>
          </table:table-cell>
          <table:table-cell office:value-type="float" office:value="1564673" table:style-name="ce20">
            <text:p>1,564,673</text:p>
          </table:table-cell>
          <table:table-cell office:value-type="float" office:value="772761" table:style-name="ce20">
            <text:p>772,761</text:p>
          </table:table-cell>
          <table:table-cell office:value-type="float" office:value="791912" table:style-name="ce20">
            <text:p>791,912</text:p>
          </table:table-cell>
          <table:table-cell office:value-type="float" office:value="83.504673770049976" table:style-name="ce21">
            <text:p>83.50</text:p>
          </table:table-cell>
          <table:table-cell office:value-type="float" office:value="310593" table:style-name="ce20">
            <text:p>310,593</text:p>
          </table:table-cell>
          <table:table-cell office:value-type="float" office:value="142681" table:style-name="ce20">
            <text:p>142,681</text:p>
          </table:table-cell>
          <table:table-cell office:value-type="float" office:value="167912" table:style-name="ce20">
            <text:p>167,912</text:p>
          </table:table-cell>
          <table:table-cell office:value-type="float" office:value="16.575966441717298" table:style-name="ce21">
            <text:p>16.58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64291" table:style-name="ce20">
            <text:p>2,764,291</text:p>
          </table:table-cell>
          <table:table-cell office:value-type="float" office:value="1363332" table:style-name="ce20">
            <text:p>1,363,332</text:p>
          </table:table-cell>
          <table:table-cell office:value-type="float" office:value="1400959" table:style-name="ce20">
            <text:p>1,400,959</text:p>
          </table:table-cell>
          <table:table-cell office:value-type="float" office:value="100192" table:style-name="ce20">
            <text:p>100,192</text:p>
          </table:table-cell>
          <table:table-cell office:value-type="float" office:value="51950" table:style-name="ce20">
            <text:p>51,950</text:p>
          </table:table-cell>
          <table:table-cell office:value-type="float" office:value="48242" table:style-name="ce20">
            <text:p>48,242</text:p>
          </table:table-cell>
          <table:table-cell office:value-type="float" office:value="3.6245098652782937" table:style-name="ce21">
            <text:p>3.62</text:p>
          </table:table-cell>
          <table:table-cell office:value-type="float" office:value="146803" table:style-name="ce20">
            <text:p>146,803</text:p>
          </table:table-cell>
          <table:table-cell office:value-type="float" office:value="76169" table:style-name="ce20">
            <text:p>76,169</text:p>
          </table:table-cell>
          <table:table-cell office:value-type="float" office:value="70634" table:style-name="ce20">
            <text:p>70,634</text:p>
          </table:table-cell>
          <table:table-cell office:value-type="float" office:value="5.3106926875643703" table:style-name="ce22">
            <text:p>5.31</text:p>
          </table:table-cell>
          <table:table-cell office:value-type="float" office:value="254980" table:style-name="ce20">
            <text:p>254,980</text:p>
          </table:table-cell>
          <table:table-cell office:value-type="float" office:value="132124" table:style-name="ce20">
            <text:p>132,124</text:p>
          </table:table-cell>
          <table:table-cell office:value-type="float" office:value="122856" table:style-name="ce20">
            <text:p>122,856</text:p>
          </table:table-cell>
          <table:table-cell office:value-type="float" office:value="9.2240650495913776" table:style-name="ce21">
            <text:p>9.22</text:p>
          </table:table-cell>
          <table:table-cell office:value-type="float" office:value="276666" table:style-name="ce20">
            <text:p>276,666</text:p>
          </table:table-cell>
          <table:table-cell office:value-type="float" office:value="143320" table:style-name="ce20">
            <text:p>143,320</text:p>
          </table:table-cell>
          <table:table-cell office:value-type="float" office:value="133346" table:style-name="ce20">
            <text:p>133,346</text:p>
          </table:table-cell>
          <table:table-cell office:value-type="float" office:value="10.008570009452695" table:style-name="ce21">
            <text:p>10.01</text:p>
          </table:table-cell>
          <table:table-cell office:value-type="float" office:value="140699" table:style-name="ce20">
            <text:p>140,699</text:p>
          </table:table-cell>
          <table:table-cell office:value-type="float" office:value="73333" table:style-name="ce20">
            <text:p>73,333</text:p>
          </table:table-cell>
          <table:table-cell office:value-type="float" office:value="67366" table:style-name="ce20">
            <text:p>67,366</text:p>
          </table:table-cell>
          <table:table-cell office:value-type="float" office:value="5.0898765723290351" table:style-name="ce21">
            <text:p>5.09</text:p>
          </table:table-cell>
          <table:table-cell office:value-type="float" office:value="2312773" table:style-name="ce20">
            <text:p>2,312,773</text:p>
          </table:table-cell>
          <table:table-cell office:value-type="float" office:value="1128901" table:style-name="ce20">
            <text:p>1,128,901</text:p>
          </table:table-cell>
          <table:table-cell office:value-type="float" office:value="1183872" table:style-name="ce20">
            <text:p>1,183,872</text:p>
          </table:table-cell>
          <table:table-cell office:value-type="float" office:value="83.666046736758176" table:style-name="ce21">
            <text:p>83.67</text:p>
          </table:table-cell>
          <table:table-cell office:value-type="float" office:value="463204" table:style-name="ce20">
            <text:p>463,204</text:p>
          </table:table-cell>
          <table:table-cell office:value-type="float" office:value="209969" table:style-name="ce20">
            <text:p>209,969</text:p>
          </table:table-cell>
          <table:table-cell office:value-type="float" office:value="253235" table:style-name="ce20">
            <text:p>253,235</text:p>
          </table:table-cell>
          <table:table-cell office:value-type="float" office:value="16.756701808890597" table:style-name="ce21">
            <text:p>16.7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7039180" table:style-name="ce20">
            <text:p>7,039,180</text:p>
          </table:table-cell>
          <table:table-cell office:value-type="float" office:value="3578528" table:style-name="ce20">
            <text:p>3,578,528</text:p>
          </table:table-cell>
          <table:table-cell office:value-type="float" office:value="3460652" table:style-name="ce20">
            <text:p>3,460,652</text:p>
          </table:table-cell>
          <table:table-cell office:value-type="float" office:value="255301" table:style-name="ce20">
            <text:p>255,301</text:p>
          </table:table-cell>
          <table:table-cell office:value-type="float" office:value="132434" table:style-name="ce20">
            <text:p>132,434</text:p>
          </table:table-cell>
          <table:table-cell office:value-type="float" office:value="122867" table:style-name="ce20">
            <text:p>122,867</text:p>
          </table:table-cell>
          <table:table-cell office:value-type="float" office:value="3.6268571055151315" table:style-name="ce21">
            <text:p>3.63</text:p>
          </table:table-cell>
          <table:table-cell office:value-type="float" office:value="374906" table:style-name="ce20">
            <text:p>374,906</text:p>
          </table:table-cell>
          <table:table-cell office:value-type="float" office:value="194317" table:style-name="ce20">
            <text:p>194,317</text:p>
          </table:table-cell>
          <table:table-cell office:value-type="float" office:value="180589" table:style-name="ce20">
            <text:p>180,589</text:p>
          </table:table-cell>
          <table:table-cell office:value-type="float" office:value="5.3259896749337283" table:style-name="ce22">
            <text:p>5.33</text:p>
          </table:table-cell>
          <table:table-cell office:value-type="float" office:value="663549" table:style-name="ce20">
            <text:p>663,549</text:p>
          </table:table-cell>
          <table:table-cell office:value-type="float" office:value="344519" table:style-name="ce20">
            <text:p>344,519</text:p>
          </table:table-cell>
          <table:table-cell office:value-type="float" office:value="319030" table:style-name="ce20">
            <text:p>319,030</text:p>
          </table:table-cell>
          <table:table-cell office:value-type="float" office:value="9.4265099059833677" table:style-name="ce21">
            <text:p>9.43</text:p>
          </table:table-cell>
          <table:table-cell office:value-type="float" office:value="722386" table:style-name="ce20">
            <text:p>722,386</text:p>
          </table:table-cell>
          <table:table-cell office:value-type="float" office:value="375595" table:style-name="ce20">
            <text:p>375,595</text:p>
          </table:table-cell>
          <table:table-cell office:value-type="float" office:value="346791" table:style-name="ce20">
            <text:p>346,791</text:p>
          </table:table-cell>
          <table:table-cell office:value-type="float" office:value="10.262360104443983" table:style-name="ce21">
            <text:p>10.26</text:p>
          </table:table-cell>
          <table:table-cell office:value-type="float" office:value="386093" table:style-name="ce20">
            <text:p>386,093</text:p>
          </table:table-cell>
          <table:table-cell office:value-type="float" office:value="202703" table:style-name="ce20">
            <text:p>202,703</text:p>
          </table:table-cell>
          <table:table-cell office:value-type="float" office:value="183390" table:style-name="ce20">
            <text:p>183,390</text:p>
          </table:table-cell>
          <table:table-cell office:value-type="float" office:value="5.4849144360564726" table:style-name="ce21">
            <text:p>5.48</text:p>
          </table:table-cell>
          <table:table-cell office:value-type="float" office:value="5830446" table:style-name="ce20">
            <text:p>5,830,446</text:p>
          </table:table-cell>
          <table:table-cell office:value-type="float" office:value="2948107" table:style-name="ce20">
            <text:p>2,948,107</text:p>
          </table:table-cell>
          <table:table-cell office:value-type="float" office:value="2882339" table:style-name="ce20">
            <text:p>2,882,339</text:p>
          </table:table-cell>
          <table:table-cell office:value-type="float" office:value="82.828482863060756" table:style-name="ce21">
            <text:p>82.83</text:p>
          </table:table-cell>
          <table:table-cell office:value-type="float" office:value="1208422" table:style-name="ce20">
            <text:p>1,208,422</text:p>
          </table:table-cell>
          <table:table-cell office:value-type="float" office:value="558639" table:style-name="ce20">
            <text:p>558,639</text:p>
          </table:table-cell>
          <table:table-cell office:value-type="float" office:value="649783" table:style-name="ce20">
            <text:p>649,783</text:p>
          </table:table-cell>
          <table:table-cell office:value-type="float" office:value="17.1670848024912" table:style-name="ce21">
            <text:p>17.17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2941" table:style-name="ce24">
            <text:p>452,941</text:p>
          </table:table-cell>
          <table:table-cell office:value-type="float" office:value="228212" table:style-name="ce24">
            <text:p>228,212</text:p>
          </table:table-cell>
          <table:table-cell office:value-type="float" office:value="224729" table:style-name="ce24">
            <text:p>224,729</text:p>
          </table:table-cell>
          <table:table-cell office:value-type="float" office:value="15987" table:style-name="ce24">
            <text:p>15,987</text:p>
          </table:table-cell>
          <table:table-cell office:value-type="float" office:value="8209" table:style-name="ce24">
            <text:p>8,209</text:p>
          </table:table-cell>
          <table:table-cell office:value-type="float" office:value="7778" table:style-name="ce24">
            <text:p>7,778</text:p>
          </table:table-cell>
          <table:table-cell office:value-type="float" office:value="3.5295987777657576" table:style-name="ce25">
            <text:p>3.53</text:p>
          </table:table-cell>
          <table:table-cell office:value-type="float" office:value="23335" table:style-name="ce24">
            <text:p>23,335</text:p>
          </table:table-cell>
          <table:table-cell office:value-type="float" office:value="11995" table:style-name="ce24">
            <text:p>11,995</text:p>
          </table:table-cell>
          <table:table-cell office:value-type="float" office:value="11340" table:style-name="ce24">
            <text:p>11,340</text:p>
          </table:table-cell>
          <table:table-cell office:value-type="float" office:value="5.1518851241110868" table:style-name="ce26">
            <text:p>5.15</text:p>
          </table:table-cell>
          <table:table-cell office:value-type="float" office:value="41548" table:style-name="ce24">
            <text:p>41,548</text:p>
          </table:table-cell>
          <table:table-cell office:value-type="float" office:value="21483" table:style-name="ce24">
            <text:p>21,483</text:p>
          </table:table-cell>
          <table:table-cell office:value-type="float" office:value="20065" table:style-name="ce24">
            <text:p>20,065</text:p>
          </table:table-cell>
          <table:table-cell office:value-type="float" office:value="9.1729386388072616" table:style-name="ce25">
            <text:p>9.17</text:p>
          </table:table-cell>
          <table:table-cell office:value-type="float" office:value="45170" table:style-name="ce24">
            <text:p>45,170</text:p>
          </table:table-cell>
          <table:table-cell office:value-type="float" office:value="23394" table:style-name="ce24">
            <text:p>23,394</text:p>
          </table:table-cell>
          <table:table-cell office:value-type="float" office:value="21776" table:style-name="ce24">
            <text:p>21,776</text:p>
          </table:table-cell>
          <table:table-cell office:value-type="float" office:value="9.9726012880264747" table:style-name="ce25">
            <text:p>9.97</text:p>
          </table:table-cell>
          <table:table-cell office:value-type="float" office:value="23938" table:style-name="ce24">
            <text:p>23,938</text:p>
          </table:table-cell>
          <table:table-cell office:value-type="float" office:value="12422" table:style-name="ce24">
            <text:p>12,422</text:p>
          </table:table-cell>
          <table:table-cell office:value-type="float" office:value="11516" table:style-name="ce24">
            <text:p>11,516</text:p>
          </table:table-cell>
          <table:table-cell office:value-type="float" office:value="5.2850150461097583" table:style-name="ce25">
            <text:p>5.29</text:p>
          </table:table-cell>
          <table:table-cell office:value-type="float" office:value="377663" table:style-name="ce24">
            <text:p>377,663</text:p>
          </table:table-cell>
          <table:table-cell office:value-type="float" office:value="189226" table:style-name="ce24">
            <text:p>189,226</text:p>
          </table:table-cell>
          <table:table-cell office:value-type="float" office:value="188437" table:style-name="ce24">
            <text:p>188,437</text:p>
          </table:table-cell>
          <table:table-cell office:value-type="float" office:value="83.380175342925455" table:style-name="ce25">
            <text:p>83.38</text:p>
          </table:table-cell>
          <table:table-cell office:value-type="float" office:value="78559" table:style-name="ce24">
            <text:p>78,559</text:p>
          </table:table-cell>
          <table:table-cell office:value-type="float" office:value="36306" table:style-name="ce24">
            <text:p>36,306</text:p>
          </table:table-cell>
          <table:table-cell office:value-type="float" office:value="42253" table:style-name="ce24">
            <text:p>42,253</text:p>
          </table:table-cell>
          <table:table-cell office:value-type="float" office:value="17.344201562675934" table:style-name="ce25">
            <text:p>17.3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0982" table:style-name="ce24">
            <text:p>570,982</text:p>
          </table:table-cell>
          <table:table-cell office:value-type="float" office:value="291435" table:style-name="ce24">
            <text:p>291,435</text:p>
          </table:table-cell>
          <table:table-cell office:value-type="float" office:value="279547" table:style-name="ce24">
            <text:p>279,547</text:p>
          </table:table-cell>
          <table:table-cell office:value-type="float" office:value="27582" table:style-name="ce24">
            <text:p>27,582</text:p>
          </table:table-cell>
          <table:table-cell office:value-type="float" office:value="14380" table:style-name="ce24">
            <text:p>14,380</text:p>
          </table:table-cell>
          <table:table-cell office:value-type="float" office:value="13202" table:style-name="ce24">
            <text:p>13,202</text:p>
          </table:table-cell>
          <table:table-cell office:value-type="float" office:value="4.8306251335418633" table:style-name="ce25">
            <text:p>4.83</text:p>
          </table:table-cell>
          <table:table-cell office:value-type="float" office:value="41469" table:style-name="ce24">
            <text:p>41,469</text:p>
          </table:table-cell>
          <table:table-cell office:value-type="float" office:value="21595" table:style-name="ce24">
            <text:p>21,595</text:p>
          </table:table-cell>
          <table:table-cell office:value-type="float" office:value="19874" table:style-name="ce24">
            <text:p>19,874</text:p>
          </table:table-cell>
          <table:table-cell office:value-type="float" office:value="7.2627508397812885" table:style-name="ce26">
            <text:p>7.26</text:p>
          </table:table-cell>
          <table:table-cell office:value-type="float" office:value="73409" table:style-name="ce24">
            <text:p>73,409</text:p>
          </table:table-cell>
          <table:table-cell office:value-type="float" office:value="38058" table:style-name="ce24">
            <text:p>38,058</text:p>
          </table:table-cell>
          <table:table-cell office:value-type="float" office:value="35351" table:style-name="ce24">
            <text:p>35,351</text:p>
          </table:table-cell>
          <table:table-cell office:value-type="float" office:value="12.856622450445023" table:style-name="ce25">
            <text:p>12.86</text:p>
          </table:table-cell>
          <table:table-cell office:value-type="float" office:value="79459" table:style-name="ce24">
            <text:p>79,459</text:p>
          </table:table-cell>
          <table:table-cell office:value-type="float" office:value="41275" table:style-name="ce24">
            <text:p>41,275</text:p>
          </table:table-cell>
          <table:table-cell office:value-type="float" office:value="38184" table:style-name="ce24">
            <text:p>38,184</text:p>
          </table:table-cell>
          <table:table-cell office:value-type="float" office:value="13.916200510699111" table:style-name="ce25">
            <text:p>13.92</text:p>
          </table:table-cell>
          <table:table-cell office:value-type="float" office:value="36800" table:style-name="ce24">
            <text:p>36,800</text:p>
          </table:table-cell>
          <table:table-cell office:value-type="float" office:value="19266" table:style-name="ce24">
            <text:p>19,266</text:p>
          </table:table-cell>
          <table:table-cell office:value-type="float" office:value="17534" table:style-name="ce24">
            <text:p>17,534</text:p>
          </table:table-cell>
          <table:table-cell office:value-type="float" office:value="6.4450367962562742" table:style-name="ce25">
            <text:p>6.45</text:p>
          </table:table-cell>
          <table:table-cell office:value-type="float" office:value="447254" table:style-name="ce24">
            <text:p>447,254</text:p>
          </table:table-cell>
          <table:table-cell office:value-type="float" office:value="226941" table:style-name="ce24">
            <text:p>226,941</text:p>
          </table:table-cell>
          <table:table-cell office:value-type="float" office:value="220313" table:style-name="ce24">
            <text:p>220,313</text:p>
          </table:table-cell>
          <table:table-cell office:value-type="float" office:value="78.330665415021841" table:style-name="ce25">
            <text:p>78.33</text:p>
          </table:table-cell>
          <table:table-cell office:value-type="float" office:value="74251" table:style-name="ce24">
            <text:p>74,251</text:p>
          </table:table-cell>
          <table:table-cell office:value-type="float" office:value="35391" table:style-name="ce24">
            <text:p>35,391</text:p>
          </table:table-cell>
          <table:table-cell office:value-type="float" office:value="38860" table:style-name="ce24">
            <text:p>38,860</text:p>
          </table:table-cell>
          <table:table-cell office:value-type="float" office:value="13.004087694533279" table:style-name="ce25">
            <text:p>13.0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42127" table:style-name="ce24">
            <text:p>542,127</text:p>
          </table:table-cell>
          <table:table-cell office:value-type="float" office:value="279432" table:style-name="ce24">
            <text:p>279,432</text:p>
          </table:table-cell>
          <table:table-cell office:value-type="float" office:value="262695" table:style-name="ce24">
            <text:p>262,695</text:p>
          </table:table-cell>
          <table:table-cell office:value-type="float" office:value="17626" table:style-name="ce24">
            <text:p>17,626</text:p>
          </table:table-cell>
          <table:table-cell office:value-type="float" office:value="9104" table:style-name="ce24">
            <text:p>9,104</text:p>
          </table:table-cell>
          <table:table-cell office:value-type="float" office:value="8522" table:style-name="ce24">
            <text:p>8,522</text:p>
          </table:table-cell>
          <table:table-cell office:value-type="float" office:value="3.2512676918876946" table:style-name="ce25">
            <text:p>3.25</text:p>
          </table:table-cell>
          <table:table-cell office:value-type="float" office:value="27472" table:style-name="ce24">
            <text:p>27,472</text:p>
          </table:table-cell>
          <table:table-cell office:value-type="float" office:value="14140" table:style-name="ce24">
            <text:p>14,140</text:p>
          </table:table-cell>
          <table:table-cell office:value-type="float" office:value="13332" table:style-name="ce24">
            <text:p>13,332</text:p>
          </table:table-cell>
          <table:table-cell office:value-type="float" office:value="5.067447295559897" table:style-name="ce26">
            <text:p>5.07</text:p>
          </table:table-cell>
          <table:table-cell office:value-type="float" office:value="50892" table:style-name="ce24">
            <text:p>50,892</text:p>
          </table:table-cell>
          <table:table-cell office:value-type="float" office:value="26221" table:style-name="ce24">
            <text:p>26,221</text:p>
          </table:table-cell>
          <table:table-cell office:value-type="float" office:value="24671" table:style-name="ce24">
            <text:p>24,671</text:p>
          </table:table-cell>
          <table:table-cell office:value-type="float" office:value="9.3874682500594879" table:style-name="ce25">
            <text:p>9.39</text:p>
          </table:table-cell>
          <table:table-cell office:value-type="float" office:value="55532" table:style-name="ce24">
            <text:p>55,532</text:p>
          </table:table-cell>
          <table:table-cell office:value-type="float" office:value="28655" table:style-name="ce24">
            <text:p>28,655</text:p>
          </table:table-cell>
          <table:table-cell office:value-type="float" office:value="26877" table:style-name="ce24">
            <text:p>26,877</text:p>
          </table:table-cell>
          <table:table-cell office:value-type="float" office:value="10.243356261540193" table:style-name="ce25">
            <text:p>10.24</text:p>
          </table:table-cell>
          <table:table-cell office:value-type="float" office:value="30268" table:style-name="ce24">
            <text:p>30,268</text:p>
          </table:table-cell>
          <table:table-cell office:value-type="float" office:value="16076" table:style-name="ce24">
            <text:p>16,076</text:p>
          </table:table-cell>
          <table:table-cell office:value-type="float" office:value="14192" table:style-name="ce24">
            <text:p>14,192</text:p>
          </table:table-cell>
          <table:table-cell office:value-type="float" office:value="5.5831936059262866" table:style-name="ce25">
            <text:p>5.58</text:p>
          </table:table-cell>
          <table:table-cell office:value-type="float" office:value="448465" table:style-name="ce24">
            <text:p>448,465</text:p>
          </table:table-cell>
          <table:table-cell office:value-type="float" office:value="230499" table:style-name="ce24">
            <text:p>230,499</text:p>
          </table:table-cell>
          <table:table-cell office:value-type="float" office:value="217966" table:style-name="ce24">
            <text:p>217,966</text:p>
          </table:table-cell>
          <table:table-cell office:value-type="float" office:value="82.723236437218588" table:style-name="ce25">
            <text:p>82.72</text:p>
          </table:table-cell>
          <table:table-cell office:value-type="float" office:value="93358" table:style-name="ce24">
            <text:p>93,358</text:p>
          </table:table-cell>
          <table:table-cell office:value-type="float" office:value="44328" table:style-name="ce24">
            <text:p>44,328</text:p>
          </table:table-cell>
          <table:table-cell office:value-type="float" office:value="49030" table:style-name="ce24">
            <text:p>49,030</text:p>
          </table:table-cell>
          <table:table-cell office:value-type="float" office:value="17.220688141339576" table:style-name="ce25">
            <text:p>17.2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65654" table:style-name="ce24">
            <text:p>1,265,654</text:p>
          </table:table-cell>
          <table:table-cell office:value-type="float" office:value="643236" table:style-name="ce24">
            <text:p>643,236</text:p>
          </table:table-cell>
          <table:table-cell office:value-type="float" office:value="622418" table:style-name="ce24">
            <text:p>622,418</text:p>
          </table:table-cell>
          <table:table-cell office:value-type="float" office:value="52716" table:style-name="ce24">
            <text:p>52,716</text:p>
          </table:table-cell>
          <table:table-cell office:value-type="float" office:value="27422" table:style-name="ce24">
            <text:p>27,422</text:p>
          </table:table-cell>
          <table:table-cell office:value-type="float" office:value="25294" table:style-name="ce24">
            <text:p>25,294</text:p>
          </table:table-cell>
          <table:table-cell office:value-type="float" office:value="4.1651193770177315" table:style-name="ce25">
            <text:p>4.17</text:p>
          </table:table-cell>
          <table:table-cell office:value-type="float" office:value="74443" table:style-name="ce24">
            <text:p>74,443</text:p>
          </table:table-cell>
          <table:table-cell office:value-type="float" office:value="38732" table:style-name="ce24">
            <text:p>38,732</text:p>
          </table:table-cell>
          <table:table-cell office:value-type="float" office:value="35711" table:style-name="ce24">
            <text:p>35,711</text:p>
          </table:table-cell>
          <table:table-cell office:value-type="float" office:value="5.8817812767154374" table:style-name="ce26">
            <text:p>5.88</text:p>
          </table:table-cell>
          <table:table-cell office:value-type="float" office:value="126303" table:style-name="ce24">
            <text:p>126,303</text:p>
          </table:table-cell>
          <table:table-cell office:value-type="float" office:value="65772" table:style-name="ce24">
            <text:p>65,772</text:p>
          </table:table-cell>
          <table:table-cell office:value-type="float" office:value="60531" table:style-name="ce24">
            <text:p>60,531</text:p>
          </table:table-cell>
          <table:table-cell office:value-type="float" office:value="9.979267635546524" table:style-name="ce25">
            <text:p>9.98</text:p>
          </table:table-cell>
          <table:table-cell office:value-type="float" office:value="137076" table:style-name="ce24">
            <text:p>137,076</text:p>
          </table:table-cell>
          <table:table-cell office:value-type="float" office:value="71326" table:style-name="ce24">
            <text:p>71,326</text:p>
          </table:table-cell>
          <table:table-cell office:value-type="float" office:value="65750" table:style-name="ce24">
            <text:p>65,750</text:p>
          </table:table-cell>
          <table:table-cell office:value-type="float" office:value="10.830448131953915" table:style-name="ce25">
            <text:p>10.83</text:p>
          </table:table-cell>
          <table:table-cell office:value-type="float" office:value="71111" table:style-name="ce24">
            <text:p>71,111</text:p>
          </table:table-cell>
          <table:table-cell office:value-type="float" office:value="37503" table:style-name="ce24">
            <text:p>37,503</text:p>
          </table:table-cell>
          <table:table-cell office:value-type="float" office:value="33608" table:style-name="ce24">
            <text:p>33,608</text:p>
          </table:table-cell>
          <table:table-cell office:value-type="float" office:value="5.6185181732132161" table:style-name="ce25">
            <text:p>5.62</text:p>
          </table:table-cell>
          <table:table-cell office:value-type="float" office:value="1038885" table:style-name="ce24">
            <text:p>1,038,885</text:p>
          </table:table-cell>
          <table:table-cell office:value-type="float" office:value="524602" table:style-name="ce24">
            <text:p>524,602</text:p>
          </table:table-cell>
          <table:table-cell office:value-type="float" office:value="514283" table:style-name="ce24">
            <text:p>514,283</text:p>
          </table:table-cell>
          <table:table-cell office:value-type="float" office:value="82.082859928542874" table:style-name="ce25">
            <text:p>82.08</text:p>
          </table:table-cell>
          <table:table-cell office:value-type="float" office:value="211771" table:style-name="ce24">
            <text:p>211,771</text:p>
          </table:table-cell>
          <table:table-cell office:value-type="float" office:value="97700" table:style-name="ce24">
            <text:p>97,700</text:p>
          </table:table-cell>
          <table:table-cell office:value-type="float" office:value="114071" table:style-name="ce24">
            <text:p>114,071</text:p>
          </table:table-cell>
          <table:table-cell office:value-type="float" office:value="16.732140063556074" table:style-name="ce25">
            <text:p>16.7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90399" table:style-name="ce24">
            <text:p>490,399</text:p>
          </table:table-cell>
          <table:table-cell office:value-type="float" office:value="250600" table:style-name="ce24">
            <text:p>250,600</text:p>
          </table:table-cell>
          <table:table-cell office:value-type="float" office:value="239799" table:style-name="ce24">
            <text:p>239,799</text:p>
          </table:table-cell>
          <table:table-cell office:value-type="float" office:value="15490" table:style-name="ce24">
            <text:p>15,490</text:p>
          </table:table-cell>
          <table:table-cell office:value-type="float" office:value="8083" table:style-name="ce24">
            <text:p>8,083</text:p>
          </table:table-cell>
          <table:table-cell office:value-type="float" office:value="7407" table:style-name="ce24">
            <text:p>7,407</text:p>
          </table:table-cell>
          <table:table-cell office:value-type="float" office:value="3.158652444234185" table:style-name="ce25">
            <text:p>3.16</text:p>
          </table:table-cell>
          <table:table-cell office:value-type="float" office:value="22558" table:style-name="ce24">
            <text:p>22,558</text:p>
          </table:table-cell>
          <table:table-cell office:value-type="float" office:value="11734" table:style-name="ce24">
            <text:p>11,734</text:p>
          </table:table-cell>
          <table:table-cell office:value-type="float" office:value="10824" table:style-name="ce24">
            <text:p>10,824</text:p>
          </table:table-cell>
          <table:table-cell office:value-type="float" office:value="4.5999278138821653" table:style-name="ce26">
            <text:p>4.60</text:p>
          </table:table-cell>
          <table:table-cell office:value-type="float" office:value="40454" table:style-name="ce24">
            <text:p>40,454</text:p>
          </table:table-cell>
          <table:table-cell office:value-type="float" office:value="21040" table:style-name="ce24">
            <text:p>21,040</text:p>
          </table:table-cell>
          <table:table-cell office:value-type="float" office:value="19414" table:style-name="ce24">
            <text:p>19,414</text:p>
          </table:table-cell>
          <table:table-cell office:value-type="float" office:value="8.2492011606875213" table:style-name="ce25">
            <text:p>8.25</text:p>
          </table:table-cell>
          <table:table-cell office:value-type="float" office:value="44090" table:style-name="ce24">
            <text:p>44,090</text:p>
          </table:table-cell>
          <table:table-cell office:value-type="float" office:value="22938" table:style-name="ce24">
            <text:p>22,938</text:p>
          </table:table-cell>
          <table:table-cell office:value-type="float" office:value="21152" table:style-name="ce24">
            <text:p>21,152</text:p>
          </table:table-cell>
          <table:table-cell office:value-type="float" office:value="8.9906382353960765" table:style-name="ce25">
            <text:p>8.99</text:p>
          </table:table-cell>
          <table:table-cell office:value-type="float" office:value="25467" table:style-name="ce24">
            <text:p>25,467</text:p>
          </table:table-cell>
          <table:table-cell office:value-type="float" office:value="13225" table:style-name="ce24">
            <text:p>13,225</text:p>
          </table:table-cell>
          <table:table-cell office:value-type="float" office:value="12242" table:style-name="ce24">
            <text:p>12,242</text:p>
          </table:table-cell>
          <table:table-cell office:value-type="float" office:value="5.1931182567664287" table:style-name="ce25">
            <text:p>5.19</text:p>
          </table:table-cell>
          <table:table-cell office:value-type="float" office:value="413407" table:style-name="ce24">
            <text:p>413,407</text:p>
          </table:table-cell>
          <table:table-cell office:value-type="float" office:value="210536" table:style-name="ce24">
            <text:p>210,536</text:p>
          </table:table-cell>
          <table:table-cell office:value-type="float" office:value="202871" table:style-name="ce24">
            <text:p>202,871</text:p>
          </table:table-cell>
          <table:table-cell office:value-type="float" office:value="84.300131117722515" table:style-name="ce25">
            <text:p>84.30</text:p>
          </table:table-cell>
          <table:table-cell office:value-type="float" office:value="91787" table:style-name="ce24">
            <text:p>91,787</text:p>
          </table:table-cell>
          <table:table-cell office:value-type="float" office:value="43138" table:style-name="ce24">
            <text:p>43,138</text:p>
          </table:table-cell>
          <table:table-cell office:value-type="float" office:value="48649" table:style-name="ce24">
            <text:p>48,649</text:p>
          </table:table-cell>
          <table:table-cell office:value-type="float" office:value="18.716799993474702" table:style-name="ce25">
            <text:p>18.7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6219" table:style-name="ce24">
            <text:p>676,219</text:p>
          </table:table-cell>
          <table:table-cell office:value-type="float" office:value="349759" table:style-name="ce24">
            <text:p>349,759</text:p>
          </table:table-cell>
          <table:table-cell office:value-type="float" office:value="326460" table:style-name="ce24">
            <text:p>326,460</text:p>
          </table:table-cell>
          <table:table-cell office:value-type="float" office:value="21565" table:style-name="ce24">
            <text:p>21,565</text:p>
          </table:table-cell>
          <table:table-cell office:value-type="float" office:value="11137" table:style-name="ce24">
            <text:p>11,137</text:p>
          </table:table-cell>
          <table:table-cell office:value-type="float" office:value="10428" table:style-name="ce24">
            <text:p>10,428</text:p>
          </table:table-cell>
          <table:table-cell office:value-type="float" office:value="3.1890556165975816" table:style-name="ce25">
            <text:p>3.19</text:p>
          </table:table-cell>
          <table:table-cell office:value-type="float" office:value="31542" table:style-name="ce24">
            <text:p>31,542</text:p>
          </table:table-cell>
          <table:table-cell office:value-type="float" office:value="16234" table:style-name="ce24">
            <text:p>16,234</text:p>
          </table:table-cell>
          <table:table-cell office:value-type="float" office:value="15308" table:style-name="ce24">
            <text:p>15,308</text:p>
          </table:table-cell>
          <table:table-cell office:value-type="float" office:value="4.6644652102351456" table:style-name="ce26">
            <text:p>4.66</text:p>
          </table:table-cell>
          <table:table-cell office:value-type="float" office:value="56907" table:style-name="ce24">
            <text:p>56,907</text:p>
          </table:table-cell>
          <table:table-cell office:value-type="float" office:value="29473" table:style-name="ce24">
            <text:p>29,473</text:p>
          </table:table-cell>
          <table:table-cell office:value-type="float" office:value="27434" table:style-name="ce24">
            <text:p>27,434</text:p>
          </table:table-cell>
          <table:table-cell office:value-type="float" office:value="8.4154689531054281" table:style-name="ce25">
            <text:p>8.42</text:p>
          </table:table-cell>
          <table:table-cell office:value-type="float" office:value="62470" table:style-name="ce24">
            <text:p>62,470</text:p>
          </table:table-cell>
          <table:table-cell office:value-type="float" office:value="32401" table:style-name="ce24">
            <text:p>32,401</text:p>
          </table:table-cell>
          <table:table-cell office:value-type="float" office:value="30069" table:style-name="ce24">
            <text:p>30,069</text:p>
          </table:table-cell>
          <table:table-cell office:value-type="float" office:value="9.2381314337514908" table:style-name="ce25">
            <text:p>9.24</text:p>
          </table:table-cell>
          <table:table-cell office:value-type="float" office:value="37383" table:style-name="ce24">
            <text:p>37,383</text:p>
          </table:table-cell>
          <table:table-cell office:value-type="float" office:value="19635" table:style-name="ce24">
            <text:p>19,635</text:p>
          </table:table-cell>
          <table:table-cell office:value-type="float" office:value="17748" table:style-name="ce24">
            <text:p>17,748</text:p>
          </table:table-cell>
          <table:table-cell office:value-type="float" office:value="5.5282386327506323" table:style-name="ce25">
            <text:p>5.53</text:p>
          </table:table-cell>
          <table:table-cell office:value-type="float" office:value="566394" table:style-name="ce24">
            <text:p>566,394</text:p>
          </table:table-cell>
          <table:table-cell office:value-type="float" office:value="292603" table:style-name="ce24">
            <text:p>292,603</text:p>
          </table:table-cell>
          <table:table-cell office:value-type="float" office:value="273791" table:style-name="ce24">
            <text:p>273,791</text:p>
          </table:table-cell>
          <table:table-cell office:value-type="float" office:value="83.758959745289616" table:style-name="ce25">
            <text:p>83.76</text:p>
          </table:table-cell>
          <table:table-cell office:value-type="float" office:value="129622" table:style-name="ce24">
            <text:p>129,622</text:p>
          </table:table-cell>
          <table:table-cell office:value-type="float" office:value="59549" table:style-name="ce24">
            <text:p>59,549</text:p>
          </table:table-cell>
          <table:table-cell office:value-type="float" office:value="70073" table:style-name="ce24">
            <text:p>70,073</text:p>
          </table:table-cell>
          <table:table-cell office:value-type="float" office:value="19.168642111505296" table:style-name="ce25">
            <text:p>19.1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8894" table:style-name="ce24">
            <text:p>498,894</text:p>
          </table:table-cell>
          <table:table-cell office:value-type="float" office:value="258806" table:style-name="ce24">
            <text:p>258,806</text:p>
          </table:table-cell>
          <table:table-cell office:value-type="float" office:value="240088" table:style-name="ce24">
            <text:p>240,088</text:p>
          </table:table-cell>
          <table:table-cell office:value-type="float" office:value="13407" table:style-name="ce24">
            <text:p>13,407</text:p>
          </table:table-cell>
          <table:table-cell office:value-type="float" office:value="6851" table:style-name="ce24">
            <text:p>6,851</text:p>
          </table:table-cell>
          <table:table-cell office:value-type="float" office:value="6556" table:style-name="ce24">
            <text:p>6,556</text:p>
          </table:table-cell>
          <table:table-cell office:value-type="float" office:value="2.6873444058256863" table:style-name="ce25">
            <text:p>2.69</text:p>
          </table:table-cell>
          <table:table-cell office:value-type="float" office:value="19252" table:style-name="ce24">
            <text:p>19,252</text:p>
          </table:table-cell>
          <table:table-cell office:value-type="float" office:value="9898" table:style-name="ce24">
            <text:p>9,898</text:p>
          </table:table-cell>
          <table:table-cell office:value-type="float" office:value="9354" table:style-name="ce24">
            <text:p>9,354</text:p>
          </table:table-cell>
          <table:table-cell office:value-type="float" office:value="3.8589359663575831" table:style-name="ce26">
            <text:p>3.86</text:p>
          </table:table-cell>
          <table:table-cell office:value-type="float" office:value="34195" table:style-name="ce24">
            <text:p>34,195</text:p>
          </table:table-cell>
          <table:table-cell office:value-type="float" office:value="17697" table:style-name="ce24">
            <text:p>17,697</text:p>
          </table:table-cell>
          <table:table-cell office:value-type="float" office:value="16498" table:style-name="ce24">
            <text:p>16,498</text:p>
          </table:table-cell>
          <table:table-cell office:value-type="float" office:value="6.8541614050279209" table:style-name="ce25">
            <text:p>6.85</text:p>
          </table:table-cell>
          <table:table-cell office:value-type="float" office:value="37389" table:style-name="ce24">
            <text:p>37,389</text:p>
          </table:table-cell>
          <table:table-cell office:value-type="float" office:value="19395" table:style-name="ce24">
            <text:p>19,395</text:p>
          </table:table-cell>
          <table:table-cell office:value-type="float" office:value="17994" table:style-name="ce24">
            <text:p>17,994</text:p>
          </table:table-cell>
          <table:table-cell office:value-type="float" office:value="7.4943775631697314" table:style-name="ce25">
            <text:p>7.49</text:p>
          </table:table-cell>
          <table:table-cell office:value-type="float" office:value="24150" table:style-name="ce24">
            <text:p>24,150</text:p>
          </table:table-cell>
          <table:table-cell office:value-type="float" office:value="12716" table:style-name="ce24">
            <text:p>12,716</text:p>
          </table:table-cell>
          <table:table-cell office:value-type="float" office:value="11434" table:style-name="ce24">
            <text:p>11,434</text:p>
          </table:table-cell>
          <table:table-cell office:value-type="float" office:value="4.8407076453114293" table:style-name="ce25">
            <text:p>4.84</text:p>
          </table:table-cell>
          <table:table-cell office:value-type="float" office:value="429325" table:style-name="ce24">
            <text:p>429,325</text:p>
          </table:table-cell>
          <table:table-cell office:value-type="float" office:value="222490" table:style-name="ce24">
            <text:p>222,490</text:p>
          </table:table-cell>
          <table:table-cell office:value-type="float" office:value="206835" table:style-name="ce24">
            <text:p>206,835</text:p>
          </table:table-cell>
          <table:table-cell office:value-type="float" office:value="86.055354444030201" table:style-name="ce25">
            <text:p>86.06</text:p>
          </table:table-cell>
          <table:table-cell office:value-type="float" office:value="101907" table:style-name="ce24">
            <text:p>101,907</text:p>
          </table:table-cell>
          <table:table-cell office:value-type="float" office:value="47304" table:style-name="ce24">
            <text:p>47,304</text:p>
          </table:table-cell>
          <table:table-cell office:value-type="float" office:value="54603" table:style-name="ce24">
            <text:p>54,603</text:p>
          </table:table-cell>
          <table:table-cell office:value-type="float" office:value="20.426583602929679" table:style-name="ce25">
            <text:p>20.4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11978" table:style-name="ce24">
            <text:p>811,978</text:p>
          </table:table-cell>
          <table:table-cell office:value-type="float" office:value="413619" table:style-name="ce24">
            <text:p>413,619</text:p>
          </table:table-cell>
          <table:table-cell office:value-type="float" office:value="398359" table:style-name="ce24">
            <text:p>398,359</text:p>
          </table:table-cell>
          <table:table-cell office:value-type="float" office:value="24777" table:style-name="ce24">
            <text:p>24,777</text:p>
          </table:table-cell>
          <table:table-cell office:value-type="float" office:value="12916" table:style-name="ce24">
            <text:p>12,916</text:p>
          </table:table-cell>
          <table:table-cell office:value-type="float" office:value="11861" table:style-name="ce24">
            <text:p>11,861</text:p>
          </table:table-cell>
          <table:table-cell office:value-type="float" office:value="3.0514373542140305" table:style-name="ce25">
            <text:p>3.05</text:p>
          </table:table-cell>
          <table:table-cell office:value-type="float" office:value="36582" table:style-name="ce24">
            <text:p>36,582</text:p>
          </table:table-cell>
          <table:table-cell office:value-type="float" office:value="19011" table:style-name="ce24">
            <text:p>19,011</text:p>
          </table:table-cell>
          <table:table-cell office:value-type="float" office:value="17571" table:style-name="ce24">
            <text:p>17,571</text:p>
          </table:table-cell>
          <table:table-cell office:value-type="float" office:value="4.5052944784218294" table:style-name="ce26">
            <text:p>4.51</text:p>
          </table:table-cell>
          <table:table-cell office:value-type="float" office:value="65115" table:style-name="ce24">
            <text:p>65,115</text:p>
          </table:table-cell>
          <table:table-cell office:value-type="float" office:value="33899" table:style-name="ce24">
            <text:p>33,899</text:p>
          </table:table-cell>
          <table:table-cell office:value-type="float" office:value="31216" table:style-name="ce24">
            <text:p>31,216</text:p>
          </table:table-cell>
          <table:table-cell office:value-type="float" office:value="8.0193059417865999" table:style-name="ce25">
            <text:p>8.02</text:p>
          </table:table-cell>
          <table:table-cell office:value-type="float" office:value="71083" table:style-name="ce24">
            <text:p>71,083</text:p>
          </table:table-cell>
          <table:table-cell office:value-type="float" office:value="37059" table:style-name="ce24">
            <text:p>37,059</text:p>
          </table:table-cell>
          <table:table-cell office:value-type="float" office:value="34024" table:style-name="ce24">
            <text:p>34,024</text:p>
          </table:table-cell>
          <table:table-cell office:value-type="float" office:value="8.7543012249100336" table:style-name="ce25">
            <text:p>8.75</text:p>
          </table:table-cell>
          <table:table-cell office:value-type="float" office:value="40354" table:style-name="ce24">
            <text:p>40,354</text:p>
          </table:table-cell>
          <table:table-cell office:value-type="float" office:value="21127" table:style-name="ce24">
            <text:p>21,127</text:p>
          </table:table-cell>
          <table:table-cell office:value-type="float" office:value="19227" table:style-name="ce24">
            <text:p>19,227</text:p>
          </table:table-cell>
          <table:table-cell office:value-type="float" office:value="4.9698390843101663" table:style-name="ce25">
            <text:p>4.97</text:p>
          </table:table-cell>
          <table:table-cell office:value-type="float" office:value="688968" table:style-name="ce24">
            <text:p>688,968</text:p>
          </table:table-cell>
          <table:table-cell office:value-type="float" office:value="349601" table:style-name="ce24">
            <text:p>349,601</text:p>
          </table:table-cell>
          <table:table-cell office:value-type="float" office:value="339367" table:style-name="ce24">
            <text:p>339,367</text:p>
          </table:table-cell>
          <table:table-cell office:value-type="float" office:value="84.850574769267155" table:style-name="ce25">
            <text:p>84.85</text:p>
          </table:table-cell>
          <table:table-cell office:value-type="float" office:value="146849" table:style-name="ce24">
            <text:p>146,849</text:p>
          </table:table-cell>
          <table:table-cell office:value-type="float" office:value="68607" table:style-name="ce24">
            <text:p>68,607</text:p>
          </table:table-cell>
          <table:table-cell office:value-type="float" office:value="78242" table:style-name="ce24">
            <text:p>78,242</text:p>
          </table:table-cell>
          <table:table-cell office:value-type="float" office:value="18.085342213705296" table:style-name="ce25">
            <text:p>18.0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5113" table:style-name="ce24">
            <text:p>215,113</text:p>
          </table:table-cell>
          <table:table-cell office:value-type="float" office:value="110488" table:style-name="ce24">
            <text:p>110,488</text:p>
          </table:table-cell>
          <table:table-cell office:value-type="float" office:value="104625" table:style-name="ce24">
            <text:p>104,625</text:p>
          </table:table-cell>
          <table:table-cell office:value-type="float" office:value="7387" table:style-name="ce24">
            <text:p>7,387</text:p>
          </table:table-cell>
          <table:table-cell office:value-type="float" office:value="3871" table:style-name="ce24">
            <text:p>3,871</text:p>
          </table:table-cell>
          <table:table-cell office:value-type="float" office:value="3516" table:style-name="ce24">
            <text:p>3,516</text:p>
          </table:table-cell>
          <table:table-cell office:value-type="float" office:value="3.434009102192801" table:style-name="ce25">
            <text:p>3.43</text:p>
          </table:table-cell>
          <table:table-cell office:value-type="float" office:value="10730" table:style-name="ce24">
            <text:p>10,730</text:p>
          </table:table-cell>
          <table:table-cell office:value-type="float" office:value="5578" table:style-name="ce24">
            <text:p>5,578</text:p>
          </table:table-cell>
          <table:table-cell office:value-type="float" office:value="5152" table:style-name="ce24">
            <text:p>5,152</text:p>
          </table:table-cell>
          <table:table-cell office:value-type="float" office:value="4.9880760344563093" table:style-name="ce26">
            <text:p>4.99</text:p>
          </table:table-cell>
          <table:table-cell office:value-type="float" office:value="18965" table:style-name="ce24">
            <text:p>18,965</text:p>
          </table:table-cell>
          <table:table-cell office:value-type="float" office:value="9887" table:style-name="ce24">
            <text:p>9,887</text:p>
          </table:table-cell>
          <table:table-cell office:value-type="float" office:value="9078" table:style-name="ce24">
            <text:p>9,078</text:p>
          </table:table-cell>
          <table:table-cell office:value-type="float" office:value="8.8162965511149949" table:style-name="ce25">
            <text:p>8.82</text:p>
          </table:table-cell>
          <table:table-cell office:value-type="float" office:value="20757" table:style-name="ce24">
            <text:p>20,757</text:p>
          </table:table-cell>
          <table:table-cell office:value-type="float" office:value="10866" table:style-name="ce24">
            <text:p>10,866</text:p>
          </table:table-cell>
          <table:table-cell office:value-type="float" office:value="9891" table:style-name="ce24">
            <text:p>9,891</text:p>
          </table:table-cell>
          <table:table-cell office:value-type="float" office:value="9.6493470873447915" table:style-name="ce25">
            <text:p>9.65</text:p>
          </table:table-cell>
          <table:table-cell office:value-type="float" office:value="11660" table:style-name="ce24">
            <text:p>11,660</text:p>
          </table:table-cell>
          <table:table-cell office:value-type="float" office:value="6199" table:style-name="ce24">
            <text:p>6,199</text:p>
          </table:table-cell>
          <table:table-cell office:value-type="float" office:value="5461" table:style-name="ce24">
            <text:p>5,461</text:p>
          </table:table-cell>
          <table:table-cell office:value-type="float" office:value="5.4204069489059234" table:style-name="ce25">
            <text:p>5.42</text:p>
          </table:table-cell>
          <table:table-cell office:value-type="float" office:value="179608" table:style-name="ce24">
            <text:p>179,608</text:p>
          </table:table-cell>
          <table:table-cell office:value-type="float" office:value="91889" table:style-name="ce24">
            <text:p>91,889</text:p>
          </table:table-cell>
          <table:table-cell office:value-type="float" office:value="87719" table:style-name="ce24">
            <text:p>87,719</text:p>
          </table:table-cell>
          <table:table-cell office:value-type="float" office:value="83.494721378996147" table:style-name="ce25">
            <text:p>83.49</text:p>
          </table:table-cell>
          <table:table-cell office:value-type="float" office:value="37694" table:style-name="ce24">
            <text:p>37,694</text:p>
          </table:table-cell>
          <table:table-cell office:value-type="float" office:value="17024" table:style-name="ce24">
            <text:p>17,024</text:p>
          </table:table-cell>
          <table:table-cell office:value-type="float" office:value="20670" table:style-name="ce24">
            <text:p>20,670</text:p>
          </table:table-cell>
          <table:table-cell office:value-type="float" office:value="17.522883321789013" table:style-name="ce25">
            <text:p>17.5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4074" table:style-name="ce24">
            <text:p>324,074</text:p>
          </table:table-cell>
          <table:table-cell office:value-type="float" office:value="163837" table:style-name="ce24">
            <text:p>163,837</text:p>
          </table:table-cell>
          <table:table-cell office:value-type="float" office:value="160237" table:style-name="ce24">
            <text:p>160,237</text:p>
          </table:table-cell>
          <table:table-cell office:value-type="float" office:value="11790" table:style-name="ce24">
            <text:p>11,790</text:p>
          </table:table-cell>
          <table:table-cell office:value-type="float" office:value="6140" table:style-name="ce24">
            <text:p>6,140</text:p>
          </table:table-cell>
          <table:table-cell office:value-type="float" office:value="5650" table:style-name="ce24">
            <text:p>5,650</text:p>
          </table:table-cell>
          <table:table-cell office:value-type="float" office:value="3.6380579744132517" table:style-name="ce25">
            <text:p>3.64</text:p>
          </table:table-cell>
          <table:table-cell office:value-type="float" office:value="17177" table:style-name="ce24">
            <text:p>17,177</text:p>
          </table:table-cell>
          <table:table-cell office:value-type="float" office:value="8961" table:style-name="ce24">
            <text:p>8,961</text:p>
          </table:table-cell>
          <table:table-cell office:value-type="float" office:value="8216" table:style-name="ce24">
            <text:p>8,216</text:p>
          </table:table-cell>
          <table:table-cell office:value-type="float" office:value="5.3003326400760313" table:style-name="ce26">
            <text:p>5.30</text:p>
          </table:table-cell>
          <table:table-cell office:value-type="float" office:value="29878" table:style-name="ce24">
            <text:p>29,878</text:p>
          </table:table-cell>
          <table:table-cell office:value-type="float" office:value="15649" table:style-name="ce24">
            <text:p>15,649</text:p>
          </table:table-cell>
          <table:table-cell office:value-type="float" office:value="14229" table:style-name="ce24">
            <text:p>14,229</text:p>
          </table:table-cell>
          <table:table-cell office:value-type="float" office:value="9.2194992501712569" table:style-name="ce25">
            <text:p>9.22</text:p>
          </table:table-cell>
          <table:table-cell office:value-type="float" office:value="32435" table:style-name="ce24">
            <text:p>32,435</text:p>
          </table:table-cell>
          <table:table-cell office:value-type="float" office:value="16987" table:style-name="ce24">
            <text:p>16,987</text:p>
          </table:table-cell>
          <table:table-cell office:value-type="float" office:value="15448" table:style-name="ce24">
            <text:p>15,448</text:p>
          </table:table-cell>
          <table:table-cell office:value-type="float" office:value="10.008516573375218" table:style-name="ce25">
            <text:p>10.01</text:p>
          </table:table-cell>
          <table:table-cell office:value-type="float" office:value="16946" table:style-name="ce24">
            <text:p>16,946</text:p>
          </table:table-cell>
          <table:table-cell office:value-type="float" office:value="8910" table:style-name="ce24">
            <text:p>8,910</text:p>
          </table:table-cell>
          <table:table-cell office:value-type="float" office:value="8036" table:style-name="ce24">
            <text:p>8,036</text:p>
          </table:table-cell>
          <table:table-cell office:value-type="float" office:value="5.2290526237834571" table:style-name="ce25">
            <text:p>5.23</text:p>
          </table:table-cell>
          <table:table-cell office:value-type="float" office:value="270215" table:style-name="ce24">
            <text:p>270,215</text:p>
          </table:table-cell>
          <table:table-cell office:value-type="float" office:value="135620" table:style-name="ce24">
            <text:p>135,620</text:p>
          </table:table-cell>
          <table:table-cell office:value-type="float" office:value="134595" table:style-name="ce24">
            <text:p>134,595</text:p>
          </table:table-cell>
          <table:table-cell office:value-type="float" office:value="83.38064762986231" table:style-name="ce25">
            <text:p>83.38</text:p>
          </table:table-cell>
          <table:table-cell office:value-type="float" office:value="56908" table:style-name="ce24">
            <text:p>56,908</text:p>
          </table:table-cell>
          <table:table-cell office:value-type="float" office:value="26120" table:style-name="ce24">
            <text:p>26,120</text:p>
          </table:table-cell>
          <table:table-cell office:value-type="float" office:value="30788" table:style-name="ce24">
            <text:p>30,788</text:p>
          </table:table-cell>
          <table:table-cell office:value-type="float" office:value="17.560186870899855" table:style-name="ce25">
            <text:p>17.5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5913" table:style-name="ce24">
            <text:p>105,913</text:p>
          </table:table-cell>
          <table:table-cell office:value-type="float" office:value="54484" table:style-name="ce24">
            <text:p>54,484</text:p>
          </table:table-cell>
          <table:table-cell office:value-type="float" office:value="51429" table:style-name="ce24">
            <text:p>51,429</text:p>
          </table:table-cell>
          <table:table-cell office:value-type="float" office:value="4341" table:style-name="ce24">
            <text:p>4,341</text:p>
          </table:table-cell>
          <table:table-cell office:value-type="float" office:value="2279" table:style-name="ce24">
            <text:p>2,279</text:p>
          </table:table-cell>
          <table:table-cell office:value-type="float" office:value="2062" table:style-name="ce24">
            <text:p>2,062</text:p>
          </table:table-cell>
          <table:table-cell office:value-type="float" office:value="4.0986470027286543" table:style-name="ce25">
            <text:p>4.10</text:p>
          </table:table-cell>
          <table:table-cell office:value-type="float" office:value="5740" table:style-name="ce24">
            <text:p>5,740</text:p>
          </table:table-cell>
          <table:table-cell office:value-type="float" office:value="3039" table:style-name="ce24">
            <text:p>3,039</text:p>
          </table:table-cell>
          <table:table-cell office:value-type="float" office:value="2701" table:style-name="ce24">
            <text:p>2,701</text:p>
          </table:table-cell>
          <table:table-cell office:value-type="float" office:value="5.4195424546561801" table:style-name="ce26">
            <text:p>5.42</text:p>
          </table:table-cell>
          <table:table-cell office:value-type="float" office:value="8897" table:style-name="ce24">
            <text:p>8,897</text:p>
          </table:table-cell>
          <table:table-cell office:value-type="float" office:value="4692" table:style-name="ce24">
            <text:p>4,692</text:p>
          </table:table-cell>
          <table:table-cell office:value-type="float" office:value="4205" table:style-name="ce24">
            <text:p>4,205</text:p>
          </table:table-cell>
          <table:table-cell office:value-type="float" office:value="8.4002908047170788" table:style-name="ce25">
            <text:p>8.40</text:p>
          </table:table-cell>
          <table:table-cell office:value-type="float" office:value="9506" table:style-name="ce24">
            <text:p>9,506</text:p>
          </table:table-cell>
          <table:table-cell office:value-type="float" office:value="5012" table:style-name="ce24">
            <text:p>5,012</text:p>
          </table:table-cell>
          <table:table-cell office:value-type="float" office:value="4494" table:style-name="ce24">
            <text:p>4,494</text:p>
          </table:table-cell>
          <table:table-cell office:value-type="float" office:value="8.9752910407598705" table:style-name="ce25">
            <text:p>8.98</text:p>
          </table:table-cell>
          <table:table-cell office:value-type="float" office:value="4572" table:style-name="ce24">
            <text:p>4,572</text:p>
          </table:table-cell>
          <table:table-cell office:value-type="float" office:value="2391" table:style-name="ce24">
            <text:p>2,391</text:p>
          </table:table-cell>
          <table:table-cell office:value-type="float" office:value="2181" table:style-name="ce24">
            <text:p>2,181</text:p>
          </table:table-cell>
          <table:table-cell office:value-type="float" office:value="4.3167505405379885" table:style-name="ce25">
            <text:p>4.32</text:p>
          </table:table-cell>
          <table:table-cell office:value-type="float" office:value="89743" table:style-name="ce24">
            <text:p>89,743</text:p>
          </table:table-cell>
          <table:table-cell office:value-type="float" office:value="45949" table:style-name="ce24">
            <text:p>45,949</text:p>
          </table:table-cell>
          <table:table-cell office:value-type="float" office:value="43794" table:style-name="ce24">
            <text:p>43,794</text:p>
          </table:table-cell>
          <table:table-cell office:value-type="float" office:value="84.732752353346612" table:style-name="ce25">
            <text:p>84.73</text:p>
          </table:table-cell>
          <table:table-cell office:value-type="float" office:value="18154" table:style-name="ce24">
            <text:p>18,154</text:p>
          </table:table-cell>
          <table:table-cell office:value-type="float" office:value="8425" table:style-name="ce24">
            <text:p>8,425</text:p>
          </table:table-cell>
          <table:table-cell office:value-type="float" office:value="9729" table:style-name="ce24">
            <text:p>9,729</text:p>
          </table:table-cell>
          <table:table-cell office:value-type="float" office:value="17.140483226799354" table:style-name="ce25">
            <text:p>17.14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7379" table:style-name="ce24">
            <text:p>367,379</text:p>
          </table:table-cell>
          <table:table-cell office:value-type="float" office:value="183178" table:style-name="ce24">
            <text:p>183,178</text:p>
          </table:table-cell>
          <table:table-cell office:value-type="float" office:value="184201" table:style-name="ce24">
            <text:p>184,201</text:p>
          </table:table-cell>
          <table:table-cell office:value-type="float" office:value="10757" table:style-name="ce24">
            <text:p>10,757</text:p>
          </table:table-cell>
          <table:table-cell office:value-type="float" office:value="5537" table:style-name="ce24">
            <text:p>5,537</text:p>
          </table:table-cell>
          <table:table-cell office:value-type="float" office:value="5220" table:style-name="ce24">
            <text:p>5,220</text:p>
          </table:table-cell>
          <table:table-cell office:value-type="float" office:value="2.9280388917167284" table:style-name="ce25">
            <text:p>2.93</text:p>
          </table:table-cell>
          <table:table-cell office:value-type="float" office:value="16025" table:style-name="ce24">
            <text:p>16,025</text:p>
          </table:table-cell>
          <table:table-cell office:value-type="float" office:value="8266" table:style-name="ce24">
            <text:p>8,266</text:p>
          </table:table-cell>
          <table:table-cell office:value-type="float" office:value="7759" table:style-name="ce24">
            <text:p>7,759</text:p>
          </table:table-cell>
          <table:table-cell office:value-type="float" office:value="4.3619804071544639" table:style-name="ce26">
            <text:p>4.36</text:p>
          </table:table-cell>
          <table:table-cell office:value-type="float" office:value="28944" table:style-name="ce24">
            <text:p>28,944</text:p>
          </table:table-cell>
          <table:table-cell office:value-type="float" office:value="14918" table:style-name="ce24">
            <text:p>14,918</text:p>
          </table:table-cell>
          <table:table-cell office:value-type="float" office:value="14026" table:style-name="ce24">
            <text:p>14,026</text:p>
          </table:table-cell>
          <table:table-cell office:value-type="float" office:value="7.8785123809471962" table:style-name="ce25">
            <text:p>7.88</text:p>
          </table:table-cell>
          <table:table-cell office:value-type="float" office:value="31635" table:style-name="ce24">
            <text:p>31,635</text:p>
          </table:table-cell>
          <table:table-cell office:value-type="float" office:value="16354" table:style-name="ce24">
            <text:p>16,354</text:p>
          </table:table-cell>
          <table:table-cell office:value-type="float" office:value="15281" table:style-name="ce24">
            <text:p>15,281</text:p>
          </table:table-cell>
          <table:table-cell office:value-type="float" office:value="8.6109984511907314" table:style-name="ce25">
            <text:p>8.61</text:p>
          </table:table-cell>
          <table:table-cell office:value-type="float" office:value="17639" table:style-name="ce24">
            <text:p>17,639</text:p>
          </table:table-cell>
          <table:table-cell office:value-type="float" office:value="9240" table:style-name="ce24">
            <text:p>9,240</text:p>
          </table:table-cell>
          <table:table-cell office:value-type="float" office:value="8399" table:style-name="ce24">
            <text:p>8,399</text:p>
          </table:table-cell>
          <table:table-cell office:value-type="float" office:value="4.8013087302213791" table:style-name="ce25">
            <text:p>4.80</text:p>
          </table:table-cell>
          <table:table-cell office:value-type="float" office:value="313416" table:style-name="ce24">
            <text:p>313,416</text:p>
          </table:table-cell>
          <table:table-cell office:value-type="float" office:value="155106" table:style-name="ce24">
            <text:p>155,106</text:p>
          </table:table-cell>
          <table:table-cell office:value-type="float" office:value="158310" table:style-name="ce24">
            <text:p>158,310</text:p>
          </table:table-cell>
          <table:table-cell office:value-type="float" office:value="85.311354214584938" table:style-name="ce25">
            <text:p>85.31</text:p>
          </table:table-cell>
          <table:table-cell office:value-type="float" office:value="64698" table:style-name="ce24">
            <text:p>64,698</text:p>
          </table:table-cell>
          <table:table-cell office:value-type="float" office:value="29246" table:style-name="ce24">
            <text:p>29,246</text:p>
          </table:table-cell>
          <table:table-cell office:value-type="float" office:value="35452" table:style-name="ce24">
            <text:p>35,452</text:p>
          </table:table-cell>
          <table:table-cell office:value-type="float" office:value="17.610696310894198" table:style-name="ce25">
            <text:p>17.6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1655" table:style-name="ce24">
            <text:p>451,655</text:p>
          </table:table-cell>
          <table:table-cell office:value-type="float" office:value="222879" table:style-name="ce24">
            <text:p>222,879</text:p>
          </table:table-cell>
          <table:table-cell office:value-type="float" office:value="228776" table:style-name="ce24">
            <text:p>228,776</text:p>
          </table:table-cell>
          <table:table-cell office:value-type="float" office:value="22313" table:style-name="ce24">
            <text:p>22,313</text:p>
          </table:table-cell>
          <table:table-cell office:value-type="float" office:value="11526" table:style-name="ce24">
            <text:p>11,526</text:p>
          </table:table-cell>
          <table:table-cell office:value-type="float" office:value="10787" table:style-name="ce24">
            <text:p>10,787</text:p>
          </table:table-cell>
          <table:table-cell office:value-type="float" office:value="4.9402752100607765" table:style-name="ce25">
            <text:p>4.94</text:p>
          </table:table-cell>
          <table:table-cell office:value-type="float" office:value="34023" table:style-name="ce24">
            <text:p>34,023</text:p>
          </table:table-cell>
          <table:table-cell office:value-type="float" office:value="17606" table:style-name="ce24">
            <text:p>17,606</text:p>
          </table:table-cell>
          <table:table-cell office:value-type="float" office:value="16417" table:style-name="ce24">
            <text:p>16,417</text:p>
          </table:table-cell>
          <table:table-cell office:value-type="float" office:value="7.5329621060322598" table:style-name="ce26">
            <text:p>7.53</text:p>
          </table:table-cell>
          <table:table-cell office:value-type="float" office:value="60995" table:style-name="ce24">
            <text:p>60,995</text:p>
          </table:table-cell>
          <table:table-cell office:value-type="float" office:value="31641" table:style-name="ce24">
            <text:p>31,641</text:p>
          </table:table-cell>
          <table:table-cell office:value-type="float" office:value="29354" table:style-name="ce24">
            <text:p>29,354</text:p>
          </table:table-cell>
          <table:table-cell office:value-type="float" office:value="13.504776876155471" table:style-name="ce25">
            <text:p>13.50</text:p>
          </table:table-cell>
          <table:table-cell office:value-type="float" office:value="66099" table:style-name="ce24">
            <text:p>66,099</text:p>
          </table:table-cell>
          <table:table-cell office:value-type="float" office:value="34424" table:style-name="ce24">
            <text:p>34,424</text:p>
          </table:table-cell>
          <table:table-cell office:value-type="float" office:value="31675" table:style-name="ce24">
            <text:p>31,675</text:p>
          </table:table-cell>
          <table:table-cell office:value-type="float" office:value="14.634842966423486" table:style-name="ce25">
            <text:p>14.63</text:p>
          </table:table-cell>
          <table:table-cell office:value-type="float" office:value="29527" table:style-name="ce24">
            <text:p>29,527</text:p>
          </table:table-cell>
          <table:table-cell office:value-type="float" office:value="15479" table:style-name="ce24">
            <text:p>15,479</text:p>
          </table:table-cell>
          <table:table-cell office:value-type="float" office:value="14048" table:style-name="ce24">
            <text:p>14,048</text:p>
          </table:table-cell>
          <table:table-cell office:value-type="float" office:value="6.5375120390563595" table:style-name="ce25">
            <text:p>6.54</text:p>
          </table:table-cell>
          <table:table-cell office:value-type="float" office:value="350778" table:style-name="ce24">
            <text:p>350,778</text:p>
          </table:table-cell>
          <table:table-cell office:value-type="float" office:value="170318" table:style-name="ce24">
            <text:p>170,318</text:p>
          </table:table-cell>
          <table:table-cell office:value-type="float" office:value="180460" table:style-name="ce24">
            <text:p>180,460</text:p>
          </table:table-cell>
          <table:table-cell office:value-type="float" office:value="77.665031938094344" table:style-name="ce25">
            <text:p>77.67</text:p>
          </table:table-cell>
          <table:table-cell office:value-type="float" office:value="59361" table:style-name="ce24">
            <text:p>59,361</text:p>
          </table:table-cell>
          <table:table-cell office:value-type="float" office:value="26340" table:style-name="ce24">
            <text:p>26,340</text:p>
          </table:table-cell>
          <table:table-cell office:value-type="float" office:value="33021" table:style-name="ce24">
            <text:p>33,021</text:p>
          </table:table-cell>
          <table:table-cell office:value-type="float" office:value="13.142996313557914" table:style-name="ce25">
            <text:p>13.1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5852" table:style-name="ce24">
            <text:p>265,852</text:p>
          </table:table-cell>
          <table:table-cell office:value-type="float" office:value="128563" table:style-name="ce24">
            <text:p>128,563</text:p>
          </table:table-cell>
          <table:table-cell office:value-type="float" office:value="137289" table:style-name="ce24">
            <text:p>137,289</text:p>
          </table:table-cell>
          <table:table-cell office:value-type="float" office:value="9563" table:style-name="ce24">
            <text:p>9,563</text:p>
          </table:table-cell>
          <table:table-cell office:value-type="float" office:value="4979" table:style-name="ce24">
            <text:p>4,979</text:p>
          </table:table-cell>
          <table:table-cell office:value-type="float" office:value="4584" table:style-name="ce24">
            <text:p>4,584</text:p>
          </table:table-cell>
          <table:table-cell office:value-type="float" office:value="3.5971141838316054" table:style-name="ce25">
            <text:p>3.60</text:p>
          </table:table-cell>
          <table:table-cell office:value-type="float" office:value="14558" table:style-name="ce24">
            <text:p>14,558</text:p>
          </table:table-cell>
          <table:table-cell office:value-type="float" office:value="7528" table:style-name="ce24">
            <text:p>7,528</text:p>
          </table:table-cell>
          <table:table-cell office:value-type="float" office:value="7030" table:style-name="ce24">
            <text:p>7,030</text:p>
          </table:table-cell>
          <table:table-cell office:value-type="float" office:value="5.4759791161999907" table:style-name="ce26">
            <text:p>5.48</text:p>
          </table:table-cell>
          <table:table-cell office:value-type="float" office:value="27047" table:style-name="ce24">
            <text:p>27,047</text:p>
          </table:table-cell>
          <table:table-cell office:value-type="float" office:value="14089" table:style-name="ce24">
            <text:p>14,089</text:p>
          </table:table-cell>
          <table:table-cell office:value-type="float" office:value="12958" table:style-name="ce24">
            <text:p>12,958</text:p>
          </table:table-cell>
          <table:table-cell office:value-type="float" office:value="10.173705670824368" table:style-name="ce25">
            <text:p>10.17</text:p>
          </table:table-cell>
          <table:table-cell office:value-type="float" office:value="29685" table:style-name="ce24">
            <text:p>29,685</text:p>
          </table:table-cell>
          <table:table-cell office:value-type="float" office:value="15509" table:style-name="ce24">
            <text:p>15,509</text:p>
          </table:table-cell>
          <table:table-cell office:value-type="float" office:value="14176" table:style-name="ce24">
            <text:p>14,176</text:p>
          </table:table-cell>
          <table:table-cell office:value-type="float" office:value="11.165987090561666" table:style-name="ce25">
            <text:p>11.17</text:p>
          </table:table-cell>
          <table:table-cell office:value-type="float" office:value="16278" table:style-name="ce24">
            <text:p>16,278</text:p>
          </table:table-cell>
          <table:table-cell office:value-type="float" office:value="8514" table:style-name="ce24">
            <text:p>8,514</text:p>
          </table:table-cell>
          <table:table-cell office:value-type="float" office:value="7764" table:style-name="ce24">
            <text:p>7,764</text:p>
          </table:table-cell>
          <table:table-cell office:value-type="float" office:value="6.1229556294479632" table:style-name="ce25">
            <text:p>6.12</text:p>
          </table:table-cell>
          <table:table-cell office:value-type="float" office:value="216325" table:style-name="ce24">
            <text:p>216,325</text:p>
          </table:table-cell>
          <table:table-cell office:value-type="float" office:value="102727" table:style-name="ce24">
            <text:p>102,727</text:p>
          </table:table-cell>
          <table:table-cell office:value-type="float" office:value="113598" table:style-name="ce24">
            <text:p>113,598</text:p>
          </table:table-cell>
          <table:table-cell office:value-type="float" office:value="81.370461760678864" table:style-name="ce25">
            <text:p>81.37</text:p>
          </table:table-cell>
          <table:table-cell office:value-type="float" office:value="43503" table:style-name="ce24">
            <text:p>43,503</text:p>
          </table:table-cell>
          <table:table-cell office:value-type="float" office:value="19161" table:style-name="ce24">
            <text:p>19,161</text:p>
          </table:table-cell>
          <table:table-cell office:value-type="float" office:value="24342" table:style-name="ce24">
            <text:p>24,342</text:p>
          </table:table-cell>
          <table:table-cell office:value-type="float" office:value="16.363615846410784" table:style-name="ce25">
            <text:p>16.3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3839" table:style-name="ce20">
            <text:p>153,839</text:p>
          </table:table-cell>
          <table:table-cell office:value-type="float" office:value="77848" table:style-name="ce20">
            <text:p>77,848</text:p>
          </table:table-cell>
          <table:table-cell office:value-type="float" office:value="75991" table:style-name="ce20">
            <text:p>75,991</text:p>
          </table:table-cell>
          <table:table-cell office:value-type="float" office:value="5399" table:style-name="ce20">
            <text:p>5,399</text:p>
          </table:table-cell>
          <table:table-cell office:value-type="float" office:value="2790" table:style-name="ce20">
            <text:p>2,790</text:p>
          </table:table-cell>
          <table:table-cell office:value-type="float" office:value="2609" table:style-name="ce20">
            <text:p>2,609</text:p>
          </table:table-cell>
          <table:table-cell office:value-type="float" office:value="3.5095131923634448" table:style-name="ce21">
            <text:p>3.51</text:p>
          </table:table-cell>
          <table:table-cell office:value-type="float" office:value="7274" table:style-name="ce20">
            <text:p>7,274</text:p>
          </table:table-cell>
          <table:table-cell office:value-type="float" office:value="3761" table:style-name="ce20">
            <text:p>3,761</text:p>
          </table:table-cell>
          <table:table-cell office:value-type="float" office:value="3513" table:style-name="ce20">
            <text:p>3,513</text:p>
          </table:table-cell>
          <table:table-cell office:value-type="float" office:value="4.72831986687381" table:style-name="ce22">
            <text:p>4.73</text:p>
          </table:table-cell>
          <table:table-cell office:value-type="float" office:value="11564" table:style-name="ce20">
            <text:p>11,564</text:p>
          </table:table-cell>
          <table:table-cell office:value-type="float" office:value="6005" table:style-name="ce20">
            <text:p>6,005</text:p>
          </table:table-cell>
          <table:table-cell office:value-type="float" office:value="5559" table:style-name="ce20">
            <text:p>5,559</text:p>
          </table:table-cell>
          <table:table-cell office:value-type="float" office:value="7.5169495381535238" table:style-name="ce21">
            <text:p>7.52</text:p>
          </table:table-cell>
          <table:table-cell office:value-type="float" office:value="12344" table:style-name="ce20">
            <text:p>12,344</text:p>
          </table:table-cell>
          <table:table-cell office:value-type="float" office:value="6404" table:style-name="ce20">
            <text:p>6,404</text:p>
          </table:table-cell>
          <table:table-cell office:value-type="float" office:value="5940" table:style-name="ce20">
            <text:p>5,940</text:p>
          </table:table-cell>
          <table:table-cell office:value-type="float" office:value="8.0239731147498361" table:style-name="ce21">
            <text:p>8.02</text:p>
          </table:table-cell>
          <table:table-cell office:value-type="float" office:value="5521" table:style-name="ce20">
            <text:p>5,521</text:p>
          </table:table-cell>
          <table:table-cell office:value-type="float" office:value="2920" table:style-name="ce20">
            <text:p>2,920</text:p>
          </table:table-cell>
          <table:table-cell office:value-type="float" office:value="2601" table:style-name="ce20">
            <text:p>2,601</text:p>
          </table:table-cell>
          <table:table-cell office:value-type="float" office:value="3.5888168799849192" table:style-name="ce21">
            <text:p>3.59</text:p>
          </table:table-cell>
          <table:table-cell office:value-type="float" office:value="133278" table:style-name="ce20">
            <text:p>133,278</text:p>
          </table:table-cell>
          <table:table-cell office:value-type="float" office:value="67105" table:style-name="ce20">
            <text:p>67,105</text:p>
          </table:table-cell>
          <table:table-cell office:value-type="float" office:value="66173" table:style-name="ce20">
            <text:p>66,173</text:p>
          </table:table-cell>
          <table:table-cell office:value-type="float" office:value="86.634728514875945" table:style-name="ce21">
            <text:p>86.63</text:p>
          </table:table-cell>
          <table:table-cell office:value-type="float" office:value="22135" table:style-name="ce20">
            <text:p>22,135</text:p>
          </table:table-cell>
          <table:table-cell office:value-type="float" office:value="10735" table:style-name="ce20">
            <text:p>10,735</text:p>
          </table:table-cell>
          <table:table-cell office:value-type="float" office:value="11400" table:style-name="ce20">
            <text:p>11,400</text:p>
          </table:table-cell>
          <table:table-cell office:value-type="float" office:value="14.38841906148636" table:style-name="ce21">
            <text:p>14.3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536" table:style-name="ce24">
            <text:p>140,536</text:p>
          </table:table-cell>
          <table:table-cell office:value-type="float" office:value="70165" table:style-name="ce24">
            <text:p>70,165</text:p>
          </table:table-cell>
          <table:table-cell office:value-type="float" office:value="70371" table:style-name="ce24">
            <text:p>70,371</text:p>
          </table:table-cell>
          <table:table-cell office:value-type="float" office:value="4827" table:style-name="ce24">
            <text:p>4,827</text:p>
          </table:table-cell>
          <table:table-cell office:value-type="float" office:value="2474" table:style-name="ce24">
            <text:p>2,474</text:p>
          </table:table-cell>
          <table:table-cell office:value-type="float" office:value="2353" table:style-name="ce24">
            <text:p>2,353</text:p>
          </table:table-cell>
          <table:table-cell office:value-type="float" office:value="3.434707121306996" table:style-name="ce25">
            <text:p>3.43</text:p>
          </table:table-cell>
          <table:table-cell office:value-type="float" office:value="6498" table:style-name="ce24">
            <text:p>6,498</text:p>
          </table:table-cell>
          <table:table-cell office:value-type="float" office:value="3345" table:style-name="ce24">
            <text:p>3,345</text:p>
          </table:table-cell>
          <table:table-cell office:value-type="float" office:value="3153" table:style-name="ce24">
            <text:p>3,153</text:p>
          </table:table-cell>
          <table:table-cell office:value-type="float" office:value="4.6237263050037001" table:style-name="ce26">
            <text:p>4.62</text:p>
          </table:table-cell>
          <table:table-cell office:value-type="float" office:value="10336" table:style-name="ce24">
            <text:p>10,336</text:p>
          </table:table-cell>
          <table:table-cell office:value-type="float" office:value="5347" table:style-name="ce24">
            <text:p>5,347</text:p>
          </table:table-cell>
          <table:table-cell office:value-type="float" office:value="4989" table:style-name="ce24">
            <text:p>4,989</text:p>
          </table:table-cell>
          <table:table-cell office:value-type="float" office:value="7.3546991518187514" table:style-name="ce25">
            <text:p>7.35</text:p>
          </table:table-cell>
          <table:table-cell office:value-type="float" office:value="11033" table:style-name="ce24">
            <text:p>11,033</text:p>
          </table:table-cell>
          <table:table-cell office:value-type="float" office:value="5701" table:style-name="ce24">
            <text:p>5,701</text:p>
          </table:table-cell>
          <table:table-cell office:value-type="float" office:value="5332" table:style-name="ce24">
            <text:p>5,332</text:p>
          </table:table-cell>
          <table:table-cell office:value-type="float" office:value="7.8506574827802131" table:style-name="ce25">
            <text:p>7.85</text:p>
          </table:table-cell>
          <table:table-cell office:value-type="float" office:value="4980" table:style-name="ce24">
            <text:p>4,980</text:p>
          </table:table-cell>
          <table:table-cell office:value-type="float" office:value="2626" table:style-name="ce24">
            <text:p>2,626</text:p>
          </table:table-cell>
          <table:table-cell office:value-type="float" office:value="2354" table:style-name="ce24">
            <text:p>2,354</text:p>
          </table:table-cell>
          <table:table-cell office:value-type="float" office:value="3.5435760232253659" table:style-name="ce25">
            <text:p>3.54</text:p>
          </table:table-cell>
          <table:table-cell office:value-type="float" office:value="122016" table:style-name="ce24">
            <text:p>122,016</text:p>
          </table:table-cell>
          <table:table-cell office:value-type="float" office:value="60528" table:style-name="ce24">
            <text:p>60,528</text:p>
          </table:table-cell>
          <table:table-cell office:value-type="float" office:value="61488" table:style-name="ce24">
            <text:p>61,488</text:p>
          </table:table-cell>
          <table:table-cell office:value-type="float" office:value="86.821881937724143" table:style-name="ce25">
            <text:p>86.82</text:p>
          </table:table-cell>
          <table:table-cell office:value-type="float" office:value="20452" table:style-name="ce24">
            <text:p>20,452</text:p>
          </table:table-cell>
          <table:table-cell office:value-type="float" office:value="9827" table:style-name="ce24">
            <text:p>9,827</text:p>
          </table:table-cell>
          <table:table-cell office:value-type="float" office:value="10625" table:style-name="ce24">
            <text:p>10,625</text:p>
          </table:table-cell>
          <table:table-cell office:value-type="float" office:value="14.552854784539193" table:style-name="ce25">
            <text:p>14.5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303" table:style-name="ce24">
            <text:p>13,303</text:p>
          </table:table-cell>
          <table:table-cell office:value-type="float" office:value="7683" table:style-name="ce24">
            <text:p>7,683</text:p>
          </table:table-cell>
          <table:table-cell office:value-type="float" office:value="5620" table:style-name="ce24">
            <text:p>5,620</text:p>
          </table:table-cell>
          <table:table-cell office:value-type="float" office:value="572" table:style-name="ce24">
            <text:p>572</text:p>
          </table:table-cell>
          <table:table-cell office:value-type="float" office:value="316" table:style-name="ce24">
            <text:p>316</text:p>
          </table:table-cell>
          <table:table-cell office:value-type="float" office:value="256" table:style-name="ce24">
            <text:p>256</text:p>
          </table:table-cell>
          <table:table-cell office:value-type="float" office:value="4.2997820040592352" table:style-name="ce25">
            <text:p>4.30</text:p>
          </table:table-cell>
          <table:table-cell office:value-type="float" office:value="776" table:style-name="ce24">
            <text:p>776</text:p>
          </table:table-cell>
          <table:table-cell office:value-type="float" office:value="416" table:style-name="ce24">
            <text:p>416</text:p>
          </table:table-cell>
          <table:table-cell office:value-type="float" office:value="360" table:style-name="ce24">
            <text:p>360</text:p>
          </table:table-cell>
          <table:table-cell office:value-type="float" office:value="5.8332706908216192" table:style-name="ce26">
            <text:p>5.83</text:p>
          </table:table-cell>
          <table:table-cell office:value-type="float" office:value="1228" table:style-name="ce24">
            <text:p>1,228</text:p>
          </table:table-cell>
          <table:table-cell office:value-type="float" office:value="658" table:style-name="ce24">
            <text:p>658</text:p>
          </table:table-cell>
          <table:table-cell office:value-type="float" office:value="570" table:style-name="ce24">
            <text:p>570</text:p>
          </table:table-cell>
          <table:table-cell office:value-type="float" office:value="9.2310005261970982" table:style-name="ce25">
            <text:p>9.23</text:p>
          </table:table-cell>
          <table:table-cell office:value-type="float" office:value="1311" table:style-name="ce24">
            <text:p>1,311</text:p>
          </table:table-cell>
          <table:table-cell office:value-type="float" office:value="703" table:style-name="ce24">
            <text:p>703</text:p>
          </table:table-cell>
          <table:table-cell office:value-type="float" office:value="608" table:style-name="ce24">
            <text:p>608</text:p>
          </table:table-cell>
          <table:table-cell office:value-type="float" office:value="9.854919942870028" table:style-name="ce25">
            <text:p>9.85</text:p>
          </table:table-cell>
          <table:table-cell office:value-type="float" office:value="541" table:style-name="ce24">
            <text:p>541</text:p>
          </table:table-cell>
          <table:table-cell office:value-type="float" office:value="294" table:style-name="ce24">
            <text:p>294</text:p>
          </table:table-cell>
          <table:table-cell office:value-type="float" office:value="247" table:style-name="ce24">
            <text:p>247</text:p>
          </table:table-cell>
          <table:table-cell office:value-type="float" office:value="4.0667518604825981" table:style-name="ce25">
            <text:p>4.07</text:p>
          </table:table-cell>
          <table:table-cell office:value-type="float" office:value="11262" table:style-name="ce24">
            <text:p>11,262</text:p>
          </table:table-cell>
          <table:table-cell office:value-type="float" office:value="6577" table:style-name="ce24">
            <text:p>6,577</text:p>
          </table:table-cell>
          <table:table-cell office:value-type="float" office:value="4685" table:style-name="ce24">
            <text:p>4,685</text:p>
          </table:table-cell>
          <table:table-cell office:value-type="float" office:value="84.657596030970467" table:style-name="ce25">
            <text:p>84.66</text:p>
          </table:table-cell>
          <table:table-cell office:value-type="float" office:value="1683" table:style-name="ce24">
            <text:p>1,683</text:p>
          </table:table-cell>
          <table:table-cell office:value-type="float" office:value="908" table:style-name="ce24">
            <text:p>908</text:p>
          </table:table-cell>
          <table:table-cell office:value-type="float" office:value="775" table:style-name="ce24">
            <text:p>775</text:p>
          </table:table-cell>
          <table:table-cell office:value-type="float" office:value="12.651281665789671" table:style-name="ce25">
            <text:p>12.65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3" table:style-name="ce34"/>
          <table:table-cell table:number-columns-repeated="3" table:style-name="ce35"/>
          <table:table-cell table:style-name="ce36"/>
          <table:table-cell table:number-columns-repeated="16" table:style-name="ce37"/>
          <table:table-cell table:number-columns-repeated="3" table:style-name="ce38"/>
          <table:table-cell table:number-columns-repeated="4" table:style-name="ce39"/>
          <table:table-cell office:value-type="string" table:style-name="ce40">
            <text:p><text:s text:c="16"/>內政部戶政司 110年2月9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月報/06速(月)報套印/11001/上網各月速報公式(1月).xls'#說明" table:style-name="ta2">
        <table:table-source xlink:href="file:///C:/Users/moi1849/Desktop/123/3/月報/06速(月)報套印/110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60" table:style-name="ta2">
        <table:table-source xlink:href="file:///C:/Users/moi1849/Desktop/123/3/月報/06速(月)報套印/110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70" table:style-name="ta2">
        <table:table-source xlink:href="file:///C:/Users/moi1849/Desktop/123/3/月報/06速(月)報套印/110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B0" table:style-name="ta2">
        <table:table-source xlink:href="file:///C:/Users/moi1849/Desktop/123/3/月報/06速(月)報套印/110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月別(貼01-縣市別)" table:style-name="ta2">
        <table:table-source xlink:href="file:///C:/Users/moi1849/Desktop/123/3/月報/06速(月)報套印/110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縣市別" table:style-name="ta2">
        <table:table-source xlink:href="file:///C:/Users/moi1849/Desktop/123/3/月報/06速(月)報套印/110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齡結構" table:style-name="ta2">
        <table:table-source xlink:href="file:///C:/Users/moi1849/Desktop/123/3/月報/06速(月)報套印/110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資料分析_" table:style-name="ta2">
        <table:table-source xlink:href="file:///C:/Users/moi1849/Desktop/123/3/月報/06速(月)報套印/11001/上網各月速報公式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分析(草稿)" table:style-name="ta2">
        <table:table-source xlink:href="file:///C:/Users/moi1849/Desktop/123/3/月報/06速(月)報套印/110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年月別" table:style-name="ta2">
        <table:table-source xlink:href="file:///C:/Users/moi1849/Desktop/123/3/月報/06速(月)報套印/110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縣市別" table:style-name="ta2">
        <table:table-source xlink:href="file:///C:/Users/moi1849/Desktop/123/3/月報/06速(月)報套印/110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4-單一年齡" table:style-name="ta2">
        <table:table-source xlink:href="file:///C:/Users/moi1849/Desktop/123/3/月報/06速(月)報套印/110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5-年齡結構" table:style-name="ta2">
        <table:table-source xlink:href="file:///C:/Users/moi1849/Desktop/123/3/月報/06速(月)報套印/110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6-人口增加&amp;生死結離" table:style-name="ta2">
        <table:table-source xlink:href="file:///C:/Users/moi1849/Desktop/123/3/月報/06速(月)報套印/110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年月別" table:style-name="ta2">
        <table:table-source xlink:href="file:///C:/Users/moi1849/Desktop/123/3/月報/06速(月)報套印/110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縣市別" table:style-name="ta2">
        <table:table-source xlink:href="file:///C:/Users/moi1849/Desktop/123/3/月報/06速(月)報套印/110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年月別" table:style-name="ta2">
        <table:table-source xlink:href="file:///C:/Users/moi1849/Desktop/123/3/月報/06速(月)報套印/110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縣市別" table:style-name="ta2">
        <table:table-source xlink:href="file:///C:/Users/moi1849/Desktop/123/3/月報/06速(月)報套印/110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1-遷徙" table:style-name="ta2">
        <table:table-source xlink:href="file:///C:/Users/moi1849/Desktop/123/3/月報/06速(月)報套印/110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2-02T09:25:47Z</meta:creation-date>
    <dc:date>2021-02-02T09:38:03Z</dc:date>
  </office:meta>
</office:document-meta>
</file>